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483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141cm"/>
    </style:style>
    <style:style style:name="co5" style:family="table-column">
      <style:table-column-properties fo:break-before="auto" style:column-width="3.203cm"/>
    </style:style>
    <style:style style:name="co6" style:family="table-column">
      <style:table-column-properties fo:break-before="auto" style:column-width="3.427cm"/>
    </style:style>
    <style:style style:name="co7" style:family="table-column">
      <style:table-column-properties fo:break-before="auto" style:column-width="3.969cm"/>
    </style:style>
    <style:style style:name="co8" style:family="table-column">
      <style:table-column-properties fo:break-before="auto" style:column-width="1.545cm"/>
    </style:style>
    <style:style style:name="co9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1.789cm"/>
    </style:style>
    <style:style style:name="co12" style:family="table-column">
      <style:table-column-properties fo:break-before="auto" style:column-width="1.826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 style:data-style-name="N1">
      <style:table-cell-properties style:text-align-source="fix" style:repeat-content="false" fo:border="0.002cm solid #000000"/>
      <style:paragraph-properties fo:text-align="start" fo:margin-left="0c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14">
      <style:table-cell-properties fo:background-color="#000000"/>
    </style:style>
    <style:style style:name="ce9" style:family="table-cell" style:parent-style-name="Default" style:data-style-name="N114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10" style:family="table-cell" style:parent-style-name="Default" style:data-style-name="N114">
      <style:table-cell-properties style:text-align-source="fix" style:repeat-content="false" fo:border="0.002cm solid #000000"/>
      <style:paragraph-properties fo:text-align="start" fo:margin-left="0cm"/>
    </style:style>
    <style:style style:name="ce11" style:family="table-cell" style:parent-style-name="Default" style:data-style-name="N107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1">
      <style:table-cell-properties fo:background-color="#00000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5" style:family="table-cell" style:parent-style-name="Default">
      <style:table-cell-properties fo:background-color="#cccccc" fo:border="0.002cm solid #000000"/>
    </style:style>
    <style:style style:name="ce16" style:family="table-cell" style:parent-style-name="Default" style:data-style-name="N114">
      <style:table-cell-properties fo:border="0.002cm solid #000000"/>
    </style:style>
    <style:style style:name="ce17" style:family="table-cell" style:parent-style-name="Default" style:data-style-name="N114">
      <style:table-cell-properties fo:background-color="#cccccc" fo:border="0.002cm solid #000000"/>
    </style:style>
    <style:style style:name="ce18" style:family="table-cell" style:parent-style-name="Default" style:data-style-name="N117">
      <style:table-cell-properties fo:background-color="#000000"/>
    </style:style>
    <style:style style:name="ce19" style:family="table-cell" style:parent-style-name="Default" style:data-style-name="N117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20" style:family="table-cell" style:parent-style-name="Default" style:data-style-name="N117">
      <style:table-cell-properties style:text-align-source="fix" style:repeat-content="false" fo:border="0.002cm solid #000000"/>
      <style:paragraph-properties fo:text-align="start" fo:margin-left="0cm"/>
    </style:style>
    <style:style style:name="ce21" style:family="table-cell" style:parent-style-name="Default" style:data-style-name="N114"/>
    <style:style style:name="ce22" style:family="table-cell" style:parent-style-name="Default" style:data-style-name="N114">
      <style:table-cell-properties style:text-align-source="fix" style:repeat-content="false"/>
      <style:paragraph-properties fo:text-align="start" fo:margin-left="0cm"/>
    </style:style>
    <style:style style:name="ce23" style:family="table-cell" style:parent-style-name="Default" style:data-style-name="N117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solid" draw:fill-color="#eeeee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msEnergy Table" table:style-name="ta1" table:print="false"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float" office:value="0">
            <text:p>0</text:p>
          </table:table-cell>
          <table:table-cell>
            <draw:frame table:end-cell-address="'tmsEnergy Table'.F22" table:end-x="1.748cm" table:end-y="0.396cm" draw:z-index="0" draw:style-name="gr1" draw:text-style-name="P1" svg:width="10.578cm" svg:height="8.978cm" svg:x="0.202cm" svg:y="0.2cm">
              <draw:object draw:notify-on-update-of-ranges="'tmsEnergy Table'.A1:'tmsEnergy Table'.A1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/>
        </table:table-row>
        <table:table-row table:style-name="ro1" table:number-rows-repeated="104855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HIRP Table" table:style-name="ta1" table:print="false">
        <table:table-column table:style-name="co4" table:default-cell-style-name="ce1"/>
        <table:table-column table:style-name="co3" table:default-cell-style-name="ce1"/>
        <table:table-column table:style-name="co3" table:number-columns-repeated="1021" table:default-cell-style-name="Default"/>
        <table:table-row table:style-name="ro1">
          <table:table-cell table:style-name="ce2" office:value-type="string">
            <text:p>New CHIRP</text:p>
          </table:table-cell>
          <table:table-cell table:style-name="ce2" office:value-type="string">
            <text:p>Old CHIRP</text:p>
          </table:table-cell>
          <table:table-cell table:style-name="ce3" table:number-columns-repeated="1021"/>
        </table:table-row>
        <table:table-row table:style-name="ro1">
          <table:table-cell table:number-columns-repeated="2" office:value-type="float" office:value="0">
            <text:p>0</text:p>
          </table:table-cell>
          <table:table-cell/>
          <table:table-cell>
            <draw:frame table:end-cell-address="'CHIRP Table'.M23" table:end-x="0.612cm" table:end-y="0.266cm" draw:z-index="0" draw:style-name="gr1" draw:text-style-name="P1" svg:width="20.716cm" svg:height="9.046cm" svg:x="0.219cm" svg:y="0.003cm">
              <draw:object draw:notify-on-update-of-ranges="'CHIRP Table'.A2:'CHIRP Table'.A4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table:number-columns-repeated="1021"/>
        </table:table-row>
        <table:table-row table:style-name="ro1">
          <table:table-cell office:value-type="float" office:value="-78">
            <text:p>-78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8">
            <text:p>108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13">
            <text:p>113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1">
          <table:table-cell office:value-type="float" office:value="-59">
            <text:p>-59</text:p>
          </table:table-cell>
          <table:table-cell office:value-type="float" office:value="76">
            <text:p>76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table:number-columns-repeated="1021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table:number-columns-repeated="1021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37">
            <text:p>37</text:p>
          </table:table-cell>
          <table:table-cell table:number-columns-repeated="1021"/>
        </table:table-row>
        <table:table-row table:style-name="ro1">
          <table:table-cell office:value-type="float" office:value="-91">
            <text:p>-91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0">
            <text:p>0</text:p>
          </table:table-cell>
          <table:table-cell/>
          <table:table-cell>
            <draw:frame table:end-cell-address="'CHIRP Table'.M45" table:end-x="0.446cm" table:end-y="0.018cm" draw:z-index="1" draw:style-name="gr1" draw:text-style-name="P1" svg:width="20.605cm" svg:height="8.893cm" svg:x="0.164cm" svg:y="0.326cm">
              <draw:object draw:notify-on-update-of-ranges="'CHIRP Table'.B2:'CHIRP Table'.B42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ynthPeriod Table" table:style-name="ta1" table:print="false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021" table:default-cell-style-name="Default"/>
        <table:table-row table:style-name="ro1">
          <table:table-cell table:style-name="ce3" office:value-type="string">
            <text:p>Pitch Table Index</text:p>
          </table:table-cell>
          <table:table-cell table:style-name="ce2" office:value-type="string">
            <text:p>Frequency</text:p>
          </table:table-cell>
          <table:table-cell table:style-name="ce2"/>
          <table:table-cell table:style-name="ce3" table:number-columns-repeated="1021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table:formula="of:=8000/[.A3]" office:value-type="float" office:value="500">
            <text:p>50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table:formula="of:=8000/[.A4]" office:value-type="float" office:value="470.588235294118">
            <text:p>470.5882352941</text:p>
          </table:table-cell>
          <table:table-cell table:style-name="Default">
            <draw:frame table:end-cell-address="'synthPeriod Table'.H26" table:end-x="0.534cm" table:end-y="0.014cm" draw:z-index="0" draw:style-name="gr1" draw:text-style-name="P1" svg:width="12.05cm" svg:height="8.927cm" svg:x="1.471cm" svg:y="0.288cm">
              <draw:object draw:notify-on-update-of-ranges="'synthPeriod Table'.A2:'synthPeriod Table'.A6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table:formula="of:=8000/[.A5]" office:value-type="float" office:value="444.444444444444">
            <text:p>444.444444444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formula="of:=8000/[.A6]" office:value-type="float" office:value="421.052631578947">
            <text:p>421.0526315789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table:formula="of:=8000/[.A7]" office:value-type="float" office:value="400">
            <text:p>40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formula="of:=8000/[.A8]" office:value-type="float" office:value="380.952380952381">
            <text:p>380.952380952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table:formula="of:=8000/[.A9]" office:value-type="float" office:value="363.636363636364">
            <text:p>363.636363636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formula="of:=8000/[.A10]" office:value-type="float" office:value="347.826086956522">
            <text:p>347.826086956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table:formula="of:=8000/[.A11]" office:value-type="float" office:value="333.333333333333">
            <text:p>333.333333333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table:formula="of:=8000/[.A12]" office:value-type="float" office:value="320">
            <text:p>32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table:formula="of:=8000/[.A13]" office:value-type="float" office:value="307.692307692308">
            <text:p>307.692307692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table:formula="of:=8000/[.A14]" office:value-type="float" office:value="296.296296296296">
            <text:p>296.296296296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table:formula="of:=8000/[.A15]" office:value-type="float" office:value="285.714285714286">
            <text:p>285.714285714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table:formula="of:=8000/[.A16]" office:value-type="float" office:value="275.862068965517">
            <text:p>275.862068965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table:formula="of:=8000/[.A17]" office:value-type="float" office:value="266.666666666667">
            <text:p>266.6666666667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table:formula="of:=8000/[.A18]" office:value-type="float" office:value="258.064516129032">
            <text:p>258.064516129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table:formula="of:=8000/[.A19]" office:value-type="float" office:value="250">
            <text:p>25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table:formula="of:=8000/[.A20]" office:value-type="float" office:value="242.424242424242">
            <text:p>242.424242424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table:formula="of:=8000/[.A21]" office:value-type="float" office:value="235.294117647059">
            <text:p>235.2941176471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table:formula="of:=8000/[.A22]" office:value-type="float" office:value="228.571428571429">
            <text:p>228.571428571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6">
            <text:p>36</text:p>
          </table:table-cell>
          <table:table-cell table:formula="of:=8000/[.A23]" office:value-type="float" office:value="222.222222222222">
            <text:p>222.222222222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7">
            <text:p>37</text:p>
          </table:table-cell>
          <table:table-cell table:formula="of:=8000/[.A24]" office:value-type="float" office:value="216.216216216216">
            <text:p>216.216216216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8">
            <text:p>38</text:p>
          </table:table-cell>
          <table:table-cell table:formula="of:=8000/[.A25]" office:value-type="float" office:value="210.526315789474">
            <text:p>210.526315789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39">
            <text:p>39</text:p>
          </table:table-cell>
          <table:table-cell table:formula="of:=8000/[.A26]" office:value-type="float" office:value="205.128205128205">
            <text:p>205.128205128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0">
            <text:p>40</text:p>
          </table:table-cell>
          <table:table-cell table:formula="of:=8000/[.A27]" office:value-type="float" office:value="200">
            <text:p>200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1">
            <text:p>41</text:p>
          </table:table-cell>
          <table:table-cell table:formula="of:=8000/[.A28]" office:value-type="float" office:value="195.121951219512">
            <text:p>195.121951219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2">
            <text:p>42</text:p>
          </table:table-cell>
          <table:table-cell table:formula="of:=8000/[.A29]" office:value-type="float" office:value="190.476190476191">
            <text:p>190.4761904762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3">
            <text:p>43</text:p>
          </table:table-cell>
          <table:table-cell table:formula="of:=8000/[.A30]" office:value-type="float" office:value="186.046511627907">
            <text:p>186.0465116279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5">
            <text:p>45</text:p>
          </table:table-cell>
          <table:table-cell table:formula="of:=8000/[.A31]" office:value-type="float" office:value="177.777777777778">
            <text:p>177.7777777778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7">
            <text:p>47</text:p>
          </table:table-cell>
          <table:table-cell table:formula="of:=8000/[.A32]" office:value-type="float" office:value="170.212765957447">
            <text:p>170.212765957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49">
            <text:p>49</text:p>
          </table:table-cell>
          <table:table-cell table:formula="of:=8000/[.A33]" office:value-type="float" office:value="163.265306122449">
            <text:p>163.265306122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1">
            <text:p>51</text:p>
          </table:table-cell>
          <table:table-cell table:formula="of:=8000/[.A34]" office:value-type="float" office:value="156.862745098039">
            <text:p>156.862745098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3">
            <text:p>53</text:p>
          </table:table-cell>
          <table:table-cell table:formula="of:=8000/[.A35]" office:value-type="float" office:value="150.943396226415">
            <text:p>150.9433962264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4">
            <text:p>54</text:p>
          </table:table-cell>
          <table:table-cell table:formula="of:=8000/[.A36]" office:value-type="float" office:value="148.148148148148">
            <text:p>148.1481481481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7">
            <text:p>57</text:p>
          </table:table-cell>
          <table:table-cell table:formula="of:=8000/[.A37]" office:value-type="float" office:value="140.350877192982">
            <text:p>140.350877193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59">
            <text:p>59</text:p>
          </table:table-cell>
          <table:table-cell table:formula="of:=8000/[.A38]" office:value-type="float" office:value="135.593220338983">
            <text:p>135.593220339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61">
            <text:p>61</text:p>
          </table:table-cell>
          <table:table-cell table:formula="of:=8000/[.A39]" office:value-type="float" office:value="131.147540983607">
            <text:p>131.1475409836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63">
            <text:p>63</text:p>
          </table:table-cell>
          <table:table-cell table:formula="of:=8000/[.A40]" office:value-type="float" office:value="126.984126984127">
            <text:p>126.9841269841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66">
            <text:p>66</text:p>
          </table:table-cell>
          <table:table-cell table:formula="of:=8000/[.A41]" office:value-type="float" office:value="121.212121212121">
            <text:p>121.2121212121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69">
            <text:p>69</text:p>
          </table:table-cell>
          <table:table-cell table:formula="of:=8000/[.A42]" office:value-type="float" office:value="115.942028985507">
            <text:p>115.9420289855</text:p>
          </table:table-cell>
          <table:table-cell table:style-name="Default"/>
          <table:table-cell table:number-columns-repeated="4"/>
          <table:table-cell table:style-name="ce4" table:number-columns-repeated="3"/>
          <table:table-cell table:style-name="ce1"/>
          <table:table-cell table:number-columns-repeated="1013"/>
        </table:table-row>
        <table:table-row table:style-name="ro1">
          <table:table-cell office:value-type="float" office:value="71">
            <text:p>71</text:p>
          </table:table-cell>
          <table:table-cell table:formula="of:=8000/[.A43]" office:value-type="float" office:value="112.676056338028">
            <text:p>112.676056338</text:p>
          </table:table-cell>
          <table:table-cell table:number-columns-repeated="1022"/>
        </table:table-row>
        <table:table-row table:style-name="ro1">
          <table:table-cell office:value-type="float" office:value="73">
            <text:p>73</text:p>
          </table:table-cell>
          <table:table-cell table:formula="of:=8000/[.A44]" office:value-type="float" office:value="109.58904109589">
            <text:p>109.5890410959</text:p>
          </table:table-cell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table:formula="of:=8000/[.A45]" office:value-type="float" office:value="103.896103896104">
            <text:p>103.8961038961</text:p>
          </table:table-cell>
          <table:table-cell table:number-columns-repeated="1022"/>
        </table:table-row>
        <table:table-row table:style-name="ro1">
          <table:table-cell office:value-type="float" office:value="79">
            <text:p>79</text:p>
          </table:table-cell>
          <table:table-cell table:formula="of:=8000/[.A46]" office:value-type="float" office:value="101.26582278481">
            <text:p>101.2658227848</text:p>
          </table:table-cell>
          <table:table-cell table:number-columns-repeated="1022"/>
        </table:table-row>
        <table:table-row table:style-name="ro1">
          <table:table-cell office:value-type="float" office:value="81">
            <text:p>81</text:p>
          </table:table-cell>
          <table:table-cell table:formula="of:=8000/[.A47]" office:value-type="float" office:value="98.7654320987654">
            <text:p>98.7654320988</text:p>
          </table:table-cell>
          <table:table-cell table:number-columns-repeated="1022"/>
        </table:table-row>
        <table:table-row table:style-name="ro1">
          <table:table-cell office:value-type="float" office:value="85">
            <text:p>85</text:p>
          </table:table-cell>
          <table:table-cell table:formula="of:=8000/[.A48]" office:value-type="float" office:value="94.1176470588235">
            <text:p>94.1176470588</text:p>
          </table:table-cell>
          <table:table-cell table:number-columns-repeated="1022"/>
        </table:table-row>
        <table:table-row table:style-name="ro1">
          <table:table-cell office:value-type="float" office:value="87">
            <text:p>87</text:p>
          </table:table-cell>
          <table:table-cell table:formula="of:=8000/[.A49]" office:value-type="float" office:value="91.9540229885057">
            <text:p>91.9540229885</text:p>
          </table:table-cell>
          <table:table-cell table:number-columns-repeated="1022"/>
        </table:table-row>
        <table:table-row table:style-name="ro1">
          <table:table-cell office:value-type="float" office:value="92">
            <text:p>92</text:p>
          </table:table-cell>
          <table:table-cell table:formula="of:=8000/[.A50]" office:value-type="float" office:value="86.9565217391304">
            <text:p>86.9565217391</text:p>
          </table:table-cell>
          <table:table-cell table:number-columns-repeated="1022"/>
        </table:table-row>
        <table:table-row table:style-name="ro1">
          <table:table-cell office:value-type="float" office:value="95">
            <text:p>95</text:p>
          </table:table-cell>
          <table:table-cell table:formula="of:=8000/[.A51]" office:value-type="float" office:value="84.2105263157895">
            <text:p>84.2105263158</text:p>
          </table:table-cell>
          <table:table-cell table:number-columns-repeated="1022"/>
        </table:table-row>
        <table:table-row table:style-name="ro1">
          <table:table-cell office:value-type="float" office:value="99">
            <text:p>99</text:p>
          </table:table-cell>
          <table:table-cell table:formula="of:=8000/[.A52]" office:value-type="float" office:value="80.8080808080808">
            <text:p>80.8080808081</text:p>
          </table:table-cell>
          <table:table-cell table:number-columns-repeated="1022"/>
        </table:table-row>
        <table:table-row table:style-name="ro1">
          <table:table-cell office:value-type="float" office:value="102">
            <text:p>102</text:p>
          </table:table-cell>
          <table:table-cell table:formula="of:=8000/[.A53]" office:value-type="float" office:value="78.4313725490196">
            <text:p>78.431372549</text:p>
          </table:table-cell>
          <table:table-cell table:number-columns-repeated="1022"/>
        </table:table-row>
        <table:table-row table:style-name="ro1">
          <table:table-cell office:value-type="float" office:value="106">
            <text:p>106</text:p>
          </table:table-cell>
          <table:table-cell table:formula="of:=8000/[.A54]" office:value-type="float" office:value="75.4716981132076">
            <text:p>75.4716981132</text:p>
          </table:table-cell>
          <table:table-cell table:number-columns-repeated="1022"/>
        </table:table-row>
        <table:table-row table:style-name="ro1">
          <table:table-cell office:value-type="float" office:value="107">
            <text:p>107</text:p>
          </table:table-cell>
          <table:table-cell table:formula="of:=8000/[.A55]" office:value-type="float" office:value="74.7663551401869">
            <text:p>74.7663551402</text:p>
          </table:table-cell>
          <table:table-cell table:number-columns-repeated="1022"/>
        </table:table-row>
        <table:table-row table:style-name="ro1">
          <table:table-cell office:value-type="float" office:value="115">
            <text:p>115</text:p>
          </table:table-cell>
          <table:table-cell table:formula="of:=8000/[.A56]" office:value-type="float" office:value="69.5652173913043">
            <text:p>69.5652173913</text:p>
          </table:table-cell>
          <table:table-cell table:number-columns-repeated="1022"/>
        </table:table-row>
        <table:table-row table:style-name="ro1">
          <table:table-cell office:value-type="float" office:value="119">
            <text:p>119</text:p>
          </table:table-cell>
          <table:table-cell table:formula="of:=8000/[.A57]" office:value-type="float" office:value="67.2268907563025">
            <text:p>67.2268907563</text:p>
          </table:table-cell>
          <table:table-cell table:number-columns-repeated="1022"/>
        </table:table-row>
        <table:table-row table:style-name="ro1">
          <table:table-cell office:value-type="float" office:value="123">
            <text:p>123</text:p>
          </table:table-cell>
          <table:table-cell table:formula="of:=8000/[.A58]" office:value-type="float" office:value="65.0406504065041">
            <text:p>65.0406504065</text:p>
          </table:table-cell>
          <table:table-cell table:style-name="ce4" table:number-columns-repeated="3"/>
          <table:table-cell table:style-name="ce1"/>
          <table:table-cell table:number-columns-repeated="1018"/>
        </table:table-row>
        <table:table-row table:style-name="ro1">
          <table:table-cell office:value-type="float" office:value="128">
            <text:p>128</text:p>
          </table:table-cell>
          <table:table-cell table:formula="of:=8000/[.A59]" office:value-type="float" office:value="62.5">
            <text:p>62.5</text:p>
          </table:table-cell>
          <table:table-cell table:style-name="ce4" table:number-columns-repeated="3"/>
          <table:table-cell table:style-name="ce1"/>
          <table:table-cell table:number-columns-repeated="1018"/>
        </table:table-row>
        <table:table-row table:style-name="ro1">
          <table:table-cell office:value-type="float" office:value="133">
            <text:p>133</text:p>
          </table:table-cell>
          <table:table-cell table:formula="of:=8000/[.A60]" office:value-type="float" office:value="60.1503759398496">
            <text:p>60.1503759398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138">
            <text:p>138</text:p>
          </table:table-cell>
          <table:table-cell table:formula="of:=8000/[.A61]" office:value-type="float" office:value="57.9710144927536">
            <text:p>57.9710144928</text:p>
          </table:table-cell>
          <table:table-cell table:number-columns-repeated="1022"/>
        </table:table-row>
        <table:table-row table:style-name="ro1">
          <table:table-cell office:value-type="float" office:value="143">
            <text:p>143</text:p>
          </table:table-cell>
          <table:table-cell table:formula="of:=8000/[.A62]" office:value-type="float" office:value="55.944055944056">
            <text:p>55.9440559441</text:p>
          </table:table-cell>
          <table:table-cell table:number-columns-repeated="1022"/>
        </table:table-row>
        <table:table-row table:style-name="ro1">
          <table:table-cell office:value-type="float" office:value="149">
            <text:p>149</text:p>
          </table:table-cell>
          <table:table-cell table:formula="of:=8000/[.A63]" office:value-type="float" office:value="53.6912751677852">
            <text:p>53.6912751678</text:p>
          </table:table-cell>
          <table:table-cell table:number-columns-repeated="1022"/>
        </table:table-row>
        <table:table-row table:style-name="ro1">
          <table:table-cell office:value-type="float" office:value="154">
            <text:p>154</text:p>
          </table:table-cell>
          <table:table-cell table:formula="of:=8000/[.A64]" office:value-type="float" office:value="51.948051948052">
            <text:p>51.9480519481</text:p>
          </table:table-cell>
          <table:table-cell table:style-name="ce4" table:number-columns-repeated="3"/>
          <table:table-cell table:style-name="ce1"/>
          <table:table-cell table:number-columns-repeated="1018"/>
        </table:table-row>
        <table:table-row table:style-name="ro1">
          <table:table-cell office:value-type="float" office:value="160">
            <text:p>160</text:p>
          </table:table-cell>
          <table:table-cell table:formula="of:=8000/[.A65]" office:value-type="float" office:value="50">
            <text:p>50</text:p>
          </table:table-cell>
          <table:table-cell table:style-name="Default"/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I Notes" table:style-name="ta1" table:print="false">
        <table:table-column table:style-name="co3" table:default-cell-style-name="ce7"/>
        <table:table-column table:style-name="co3" table:default-cell-style-name="ce11"/>
        <table:table-column table:style-name="co3" table:default-cell-style-name="ce7"/>
        <table:table-column table:style-name="co8" table:default-cell-style-name="ce7"/>
        <table:table-column table:style-name="co9" table:default-cell-style-name="ce1"/>
        <table:table-column table:style-name="co4" table:default-cell-style-name="Default"/>
        <table:table-column table:style-name="co10" table:default-cell-style-name="ce22"/>
        <table:table-column table:style-name="co12" table:default-cell-style-name="ce24"/>
        <table:table-column table:style-name="co3" table:number-columns-repeated="1014" table:default-cell-style-name="Default"/>
        <table:table-row table:style-name="ro1">
          <table:table-cell table:style-name="ce3" office:value-type="string">
            <text:p>Cycles</text:p>
          </table:table-cell>
          <table:table-cell table:style-name="ce8" office:value-type="string">
            <text:p>Hz</text:p>
          </table:table-cell>
          <table:table-cell table:style-name="ce12" office:value-type="string">
            <text:p>Octave</text:p>
          </table:table-cell>
          <table:table-cell table:style-name="ce12" office:value-type="string">
            <text:p>Note #</text:p>
          </table:table-cell>
          <table:table-cell table:style-name="ce2" office:value-type="string">
            <text:p>Note</text:p>
          </table:table-cell>
          <table:table-cell table:style-name="ce8" office:value-type="string">
            <text:p>Note Freq</text:p>
          </table:table-cell>
          <table:table-cell table:style-name="ce18" office:value-type="string">
            <text:p>Error</text:p>
          </table:table-cell>
          <table:table-cell table:style-name="ce3" table:number-columns-repeated="1015"/>
        </table:table-row>
        <table:table-row table:style-name="ro1">
          <table:table-cell table:style-name="ce5" office:value-type="float" office:value="160">
            <text:p>160</text:p>
          </table:table-cell>
          <table:table-cell table:style-name="ce9" table:formula="of:=8000/[.A2]" office:value-type="float" office:value="50">
            <text:p>50.00000</text:p>
          </table:table-cell>
          <table:table-cell table:style-name="ce5" table:number-columns-repeated="2"/>
          <table:table-cell table:style-name="ce13"/>
          <table:table-cell table:style-name="ce15"/>
          <table:table-cell table:style-name="ce19"/>
          <table:table-cell table:style-name="Default">
            <draw:frame table:end-cell-address="'MIDI Notes'.Q38" table:end-x="0.834cm" table:end-y="0.367cm" draw:z-index="0" draw:style-name="gr2" draw:text-style-name="P1" svg:width="20.306cm" svg:height="15.191cm" svg:x="0.412cm" svg:y="0.232cm">
              <draw:object draw:notify-on-update-of-ranges="'MIDI Notes'.B1:'MIDI Notes'.B1 'MIDI Notes'.B2:'MIDI Notes'.B146 'MIDI Notes'.F1:'MIDI Notes'.F1 'MIDI Notes'.F2:'MIDI Notes'.F14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6" office:value-type="float" office:value="159">
            <text:p>159</text:p>
          </table:table-cell>
          <table:table-cell table:style-name="ce10" table:formula="of:=8000/[.A3]" office:value-type="float" office:value="50.314465408805">
            <text:p>50.31447</text:p>
          </table:table-cell>
          <table:table-cell table:style-name="ce6" table:number-columns-repeated="2"/>
          <table:table-cell table:style-name="ce14" table:number-columns-repeated="2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8">
            <text:p>158</text:p>
          </table:table-cell>
          <table:table-cell table:style-name="ce10" table:formula="of:=8000/[.A4]" office:value-type="float" office:value="50.6329113924051">
            <text:p>50.6329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7">
            <text:p>157</text:p>
          </table:table-cell>
          <table:table-cell table:style-name="ce10" table:formula="of:=8000/[.A5]" office:value-type="float" office:value="50.9554140127389">
            <text:p>50.9554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6">
            <text:p>156</text:p>
          </table:table-cell>
          <table:table-cell table:style-name="ce10" table:formula="of:=8000/[.A6]" office:value-type="float" office:value="51.2820512820513">
            <text:p>51.28205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5">
            <text:p>155</text:p>
          </table:table-cell>
          <table:table-cell table:style-name="ce10" table:formula="of:=8000/[.A7]" office:value-type="float" office:value="51.6129032258065">
            <text:p>51.6129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54">
            <text:p>154</text:p>
          </table:table-cell>
          <table:table-cell table:style-name="ce9" table:formula="of:=8000/[.A8]" office:value-type="float" office:value="51.948051948052">
            <text:p>51.9480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32">
            <text:p>32</text:p>
          </table:table-cell>
          <table:table-cell table:style-name="ce13" office:value-type="string">
            <text:p>G#</text:p>
          </table:table-cell>
          <table:table-cell table:style-name="ce9" office:value-type="float" office:value="51.9130871975">
            <text:p>51.91309</text:p>
          </table:table-cell>
          <table:table-cell table:style-name="ce19" table:formula="of:=[.F8]-[.B8]" office:value-type="float" office:value="-0.0349647505519499">
            <text:p>-0.0349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3">
            <text:p>153</text:p>
          </table:table-cell>
          <table:table-cell table:style-name="ce10" table:formula="of:=8000/[.A9]" office:value-type="float" office:value="52.2875816993464">
            <text:p>52.28758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2">
            <text:p>152</text:p>
          </table:table-cell>
          <table:table-cell table:style-name="ce10" table:formula="of:=8000/[.A10]" office:value-type="float" office:value="52.6315789473684">
            <text:p>52.63158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1">
            <text:p>151</text:p>
          </table:table-cell>
          <table:table-cell table:style-name="ce10" table:formula="of:=8000/[.A11]" office:value-type="float" office:value="52.9801324503311">
            <text:p>52.9801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0">
            <text:p>150</text:p>
          </table:table-cell>
          <table:table-cell table:style-name="ce10" table:formula="of:=8000/[.A12]" office:value-type="float" office:value="53.3333333333333">
            <text:p>53.3333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49">
            <text:p>149</text:p>
          </table:table-cell>
          <table:table-cell table:style-name="ce9" table:formula="of:=8000/[.A13]" office:value-type="float" office:value="53.6912751677852">
            <text:p>53.69128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8">
            <text:p>148</text:p>
          </table:table-cell>
          <table:table-cell table:style-name="ce10" table:formula="of:=8000/[.A14]" office:value-type="float" office:value="54.0540540540541">
            <text:p>54.05405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7">
            <text:p>147</text:p>
          </table:table-cell>
          <table:table-cell table:style-name="ce10" table:formula="of:=8000/[.A15]" office:value-type="float" office:value="54.421768707483">
            <text:p>54.4217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6">
            <text:p>146</text:p>
          </table:table-cell>
          <table:table-cell table:style-name="ce10" table:formula="of:=8000/[.A16]" office:value-type="float" office:value="54.7945205479452">
            <text:p>54.7945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3">
            <text:p>33</text:p>
          </table:table-cell>
          <table:table-cell table:style-name="ce14" office:value-type="string">
            <text:p>A</text:p>
          </table:table-cell>
          <table:table-cell table:style-name="ce10" office:value-type="float" office:value="55">
            <text:p>55.00000</text:p>
          </table:table-cell>
          <table:table-cell table:style-name="ce20" table:formula="of:=[.F16]-[.B16]" office:value-type="float" office:value="0.205479452054796">
            <text:p>0.2054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5">
            <text:p>145</text:p>
          </table:table-cell>
          <table:table-cell table:style-name="ce10" table:formula="of:=8000/[.A17]" office:value-type="float" office:value="55.1724137931034">
            <text:p>55.1724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4">
            <text:p>144</text:p>
          </table:table-cell>
          <table:table-cell table:style-name="ce10" table:formula="of:=8000/[.A18]" office:value-type="float" office:value="55.5555555555556">
            <text:p>55.5555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43">
            <text:p>143</text:p>
          </table:table-cell>
          <table:table-cell table:style-name="ce9" table:formula="of:=8000/[.A19]" office:value-type="float" office:value="55.944055944056">
            <text:p>55.94406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2">
            <text:p>142</text:p>
          </table:table-cell>
          <table:table-cell table:style-name="ce10" table:formula="of:=8000/[.A20]" office:value-type="float" office:value="56.3380281690141">
            <text:p>56.3380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1">
            <text:p>141</text:p>
          </table:table-cell>
          <table:table-cell table:style-name="ce10" table:formula="of:=8000/[.A21]" office:value-type="float" office:value="56.7375886524823">
            <text:p>56.73759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0">
            <text:p>140</text:p>
          </table:table-cell>
          <table:table-cell table:style-name="ce10" table:formula="of:=8000/[.A22]" office:value-type="float" office:value="57.1428571428571">
            <text:p>57.1428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9">
            <text:p>139</text:p>
          </table:table-cell>
          <table:table-cell table:style-name="ce10" table:formula="of:=8000/[.A23]" office:value-type="float" office:value="57.5539568345324">
            <text:p>57.5539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38">
            <text:p>138</text:p>
          </table:table-cell>
          <table:table-cell table:style-name="ce9" table:formula="of:=8000/[.A24]" office:value-type="float" office:value="57.9710144927536">
            <text:p>57.97101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7">
            <text:p>137</text:p>
          </table:table-cell>
          <table:table-cell table:style-name="ce10" table:formula="of:=8000/[.A25]" office:value-type="float" office:value="58.3941605839416">
            <text:p>58.394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4">
            <text:p>34</text:p>
          </table:table-cell>
          <table:table-cell table:style-name="ce14" office:value-type="string">
            <text:p>A#</text:p>
          </table:table-cell>
          <table:table-cell table:style-name="ce10" office:value-type="float" office:value="58.2704701898">
            <text:p>58.27047</text:p>
          </table:table-cell>
          <table:table-cell table:style-name="ce20" table:formula="of:=[.F25]-[.B25]" office:value-type="float" office:value="-0.123690394141605">
            <text:p>-0.1236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6">
            <text:p>136</text:p>
          </table:table-cell>
          <table:table-cell table:style-name="ce10" table:formula="of:=8000/[.A26]" office:value-type="float" office:value="58.8235294117647">
            <text:p>58.8235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5">
            <text:p>135</text:p>
          </table:table-cell>
          <table:table-cell table:style-name="ce10" table:formula="of:=8000/[.A27]" office:value-type="float" office:value="59.2592592592593">
            <text:p>59.2592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4">
            <text:p>134</text:p>
          </table:table-cell>
          <table:table-cell table:style-name="ce10" table:formula="of:=8000/[.A28]" office:value-type="float" office:value="59.7014925373134">
            <text:p>59.70149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33">
            <text:p>133</text:p>
          </table:table-cell>
          <table:table-cell table:style-name="ce9" table:formula="of:=8000/[.A29]" office:value-type="float" office:value="60.1503759398496">
            <text:p>60.15038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2">
            <text:p>132</text:p>
          </table:table-cell>
          <table:table-cell table:style-name="ce10" table:formula="of:=8000/[.A30]" office:value-type="float" office:value="60.6060606060606">
            <text:p>60.6060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1">
            <text:p>131</text:p>
          </table:table-cell>
          <table:table-cell table:style-name="ce10" table:formula="of:=8000/[.A31]" office:value-type="float" office:value="61.0687022900763">
            <text:p>61.0687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0">
            <text:p>130</text:p>
          </table:table-cell>
          <table:table-cell table:style-name="ce10" table:formula="of:=8000/[.A32]" office:value-type="float" office:value="61.5384615384615">
            <text:p>61.5384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5">
            <text:p>35</text:p>
          </table:table-cell>
          <table:table-cell table:style-name="ce14" office:value-type="string">
            <text:p>B</text:p>
          </table:table-cell>
          <table:table-cell table:style-name="ce10" office:value-type="float" office:value="61.735412657">
            <text:p>61.73541</text:p>
          </table:table-cell>
          <table:table-cell table:style-name="ce20" table:formula="of:=[.F32]-[.B32]" office:value-type="float" office:value="0.196951118538458">
            <text:p>0.1969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9">
            <text:p>129</text:p>
          </table:table-cell>
          <table:table-cell table:style-name="ce10" table:formula="of:=8000/[.A33]" office:value-type="float" office:value="62.015503875969">
            <text:p>62.0155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28">
            <text:p>128</text:p>
          </table:table-cell>
          <table:table-cell table:style-name="ce9" table:formula="of:=8000/[.A34]" office:value-type="float" office:value="62.5">
            <text:p>62.50000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7">
            <text:p>127</text:p>
          </table:table-cell>
          <table:table-cell table:style-name="ce10" table:formula="of:=8000/[.A35]" office:value-type="float" office:value="62.992125984252">
            <text:p>62.9921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6">
            <text:p>126</text:p>
          </table:table-cell>
          <table:table-cell table:style-name="ce10" table:formula="of:=8000/[.A36]" office:value-type="float" office:value="63.4920634920635">
            <text:p>63.4920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5">
            <text:p>125</text:p>
          </table:table-cell>
          <table:table-cell table:style-name="ce10" table:formula="of:=8000/[.A37]" office:value-type="float" office:value="64">
            <text:p>64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4">
            <text:p>124</text:p>
          </table:table-cell>
          <table:table-cell table:style-name="ce10" table:formula="of:=8000/[.A38]" office:value-type="float" office:value="64.5161290322581">
            <text:p>64.5161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23">
            <text:p>123</text:p>
          </table:table-cell>
          <table:table-cell table:style-name="ce9" table:formula="of:=8000/[.A39]" office:value-type="float" office:value="65.0406504065041">
            <text:p>65.04065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2">
            <text:p>122</text:p>
          </table:table-cell>
          <table:table-cell table:style-name="ce10" table:formula="of:=8000/[.A40]" office:value-type="float" office:value="65.5737704918033">
            <text:p>65.5737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6">
            <text:p>36</text:p>
          </table:table-cell>
          <table:table-cell table:style-name="ce14" office:value-type="string">
            <text:p>C</text:p>
          </table:table-cell>
          <table:table-cell table:style-name="ce10" office:value-type="float" office:value="65.4063913251">
            <text:p>65.40639</text:p>
          </table:table-cell>
          <table:table-cell table:style-name="ce20" table:formula="of:=[.F40]-[.B40]" office:value-type="float" office:value="-0.16737916670327">
            <text:p>-0.1673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1">
            <text:p>121</text:p>
          </table:table-cell>
          <table:table-cell table:style-name="ce10" table:formula="of:=8000/[.A41]" office:value-type="float" office:value="66.1157024793388">
            <text:p>66.1157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0">
            <text:p>120</text:p>
          </table:table-cell>
          <table:table-cell table:style-name="ce10" table:formula="of:=8000/[.A42]" office:value-type="float" office:value="66.6666666666667">
            <text:p>66.6666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19">
            <text:p>119</text:p>
          </table:table-cell>
          <table:table-cell table:style-name="ce9" table:formula="of:=8000/[.A43]" office:value-type="float" office:value="67.2268907563025">
            <text:p>67.22689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8">
            <text:p>118</text:p>
          </table:table-cell>
          <table:table-cell table:style-name="ce10" table:formula="of:=8000/[.A44]" office:value-type="float" office:value="67.7966101694915">
            <text:p>67.7966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7">
            <text:p>117</text:p>
          </table:table-cell>
          <table:table-cell table:style-name="ce10" table:formula="of:=8000/[.A45]" office:value-type="float" office:value="68.3760683760684">
            <text:p>68.3760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6">
            <text:p>116</text:p>
          </table:table-cell>
          <table:table-cell table:style-name="ce10" table:formula="of:=8000/[.A46]" office:value-type="float" office:value="68.9655172413793">
            <text:p>68.9655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7">
            <text:p>37</text:p>
          </table:table-cell>
          <table:table-cell table:style-name="ce14" office:value-type="string">
            <text:p>C#</text:p>
          </table:table-cell>
          <table:table-cell table:style-name="ce10" office:value-type="float" office:value="69.2956577442">
            <text:p>69.29566</text:p>
          </table:table-cell>
          <table:table-cell table:style-name="ce20" table:formula="of:=[.F46]-[.B46]" office:value-type="float" office:value="0.330140502820683">
            <text:p>0.330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15">
            <text:p>115</text:p>
          </table:table-cell>
          <table:table-cell table:style-name="ce9" table:formula="of:=8000/[.A47]" office:value-type="float" office:value="69.5652173913043">
            <text:p>69.56522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4">
            <text:p>114</text:p>
          </table:table-cell>
          <table:table-cell table:style-name="ce10" table:formula="of:=8000/[.A48]" office:value-type="float" office:value="70.1754385964912">
            <text:p>70.17544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3">
            <text:p>113</text:p>
          </table:table-cell>
          <table:table-cell table:style-name="ce10" table:formula="of:=8000/[.A49]" office:value-type="float" office:value="70.7964601769911">
            <text:p>70.7964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2">
            <text:p>112</text:p>
          </table:table-cell>
          <table:table-cell table:style-name="ce10" table:formula="of:=8000/[.A50]" office:value-type="float" office:value="71.4285714285714">
            <text:p>71.4285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1">
            <text:p>111</text:p>
          </table:table-cell>
          <table:table-cell table:style-name="ce10" table:formula="of:=8000/[.A51]" office:value-type="float" office:value="72.0720720720721">
            <text:p>72.0720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0">
            <text:p>110</text:p>
          </table:table-cell>
          <table:table-cell table:style-name="ce10" table:formula="of:=8000/[.A52]" office:value-type="float" office:value="72.7272727272727">
            <text:p>72.7272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9">
            <text:p>109</text:p>
          </table:table-cell>
          <table:table-cell table:style-name="ce10" table:formula="of:=8000/[.A53]" office:value-type="float" office:value="73.394495412844">
            <text:p>73.3945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8">
            <text:p>38</text:p>
          </table:table-cell>
          <table:table-cell table:style-name="ce14" office:value-type="string">
            <text:p>D</text:p>
          </table:table-cell>
          <table:table-cell table:style-name="ce10" office:value-type="float" office:value="73.4161919794">
            <text:p>73.41619</text:p>
          </table:table-cell>
          <table:table-cell table:style-name="ce20" table:formula="of:=[.F53]-[.B53]" office:value-type="float" office:value="0.0216965665559599">
            <text:p>0.0217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8">
            <text:p>108</text:p>
          </table:table-cell>
          <table:table-cell table:style-name="ce10" table:formula="of:=8000/[.A54]" office:value-type="float" office:value="74.0740740740741">
            <text:p>74.0740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07">
            <text:p>107</text:p>
          </table:table-cell>
          <table:table-cell table:style-name="ce9" table:formula="of:=8000/[.A55]" office:value-type="float" office:value="74.7663551401869">
            <text:p>74.76636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9" table:formula="of:=8000/[.A56]" office:value-type="float" office:value="75.4716981132076">
            <text:p>75.47170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5">
            <text:p>105</text:p>
          </table:table-cell>
          <table:table-cell table:style-name="ce10" table:formula="of:=8000/[.A57]" office:value-type="float" office:value="76.1904761904762">
            <text:p>76.19048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4">
            <text:p>104</text:p>
          </table:table-cell>
          <table:table-cell table:style-name="ce10" table:formula="of:=8000/[.A58]" office:value-type="float" office:value="76.9230769230769">
            <text:p>76.92308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3">
            <text:p>103</text:p>
          </table:table-cell>
          <table:table-cell table:style-name="ce10" table:formula="of:=8000/[.A59]" office:value-type="float" office:value="77.6699029126214">
            <text:p>77.6699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9">
            <text:p>39</text:p>
          </table:table-cell>
          <table:table-cell table:style-name="ce14" office:value-type="string">
            <text:p>D#</text:p>
          </table:table-cell>
          <table:table-cell table:style-name="ce10" office:value-type="float" office:value="77.7817459305">
            <text:p>77.78175</text:p>
          </table:table-cell>
          <table:table-cell table:style-name="ce20" table:formula="of:=[.F59]-[.B59]" office:value-type="float" office:value="0.111843017878641">
            <text:p>0.1118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02">
            <text:p>102</text:p>
          </table:table-cell>
          <table:table-cell table:style-name="ce9" table:formula="of:=8000/[.A60]" office:value-type="float" office:value="78.4313725490196">
            <text:p>78.43137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1">
            <text:p>101</text:p>
          </table:table-cell>
          <table:table-cell table:style-name="ce10" table:formula="of:=8000/[.A61]" office:value-type="float" office:value="79.2079207920792">
            <text:p>79.20792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0">
            <text:p>100</text:p>
          </table:table-cell>
          <table:table-cell table:style-name="ce10" table:formula="of:=8000/[.A62]" office:value-type="float" office:value="80">
            <text:p>8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99">
            <text:p>99</text:p>
          </table:table-cell>
          <table:table-cell table:style-name="ce9" table:formula="of:=8000/[.A63]" office:value-type="float" office:value="80.8080808080808">
            <text:p>80.80808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8">
            <text:p>98</text:p>
          </table:table-cell>
          <table:table-cell table:style-name="ce10" table:formula="of:=8000/[.A64]" office:value-type="float" office:value="81.6326530612245">
            <text:p>81.63265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7">
            <text:p>97</text:p>
          </table:table-cell>
          <table:table-cell table:style-name="ce10" table:formula="of:=8000/[.A65]" office:value-type="float" office:value="82.4742268041237">
            <text:p>82.4742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0">
            <text:p>40</text:p>
          </table:table-cell>
          <table:table-cell table:style-name="ce14" office:value-type="string">
            <text:p>E</text:p>
          </table:table-cell>
          <table:table-cell table:style-name="ce10" office:value-type="float" office:value="82.4068892282">
            <text:p>82.40689</text:p>
          </table:table-cell>
          <table:table-cell table:style-name="ce20" table:formula="of:=[.F65]-[.B65]" office:value-type="float" office:value="-0.067337575923716">
            <text:p>-0.0673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6">
            <text:p>96</text:p>
          </table:table-cell>
          <table:table-cell table:style-name="ce10" table:formula="of:=8000/[.A66]" office:value-type="float" office:value="83.3333333333333">
            <text:p>83.3333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95">
            <text:p>95</text:p>
          </table:table-cell>
          <table:table-cell table:style-name="ce9" table:formula="of:=8000/[.A67]" office:value-type="float" office:value="84.2105263157895">
            <text:p>84.21053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4">
            <text:p>94</text:p>
          </table:table-cell>
          <table:table-cell table:style-name="ce10" table:formula="of:=8000/[.A68]" office:value-type="float" office:value="85.1063829787234">
            <text:p>85.10638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3">
            <text:p>93</text:p>
          </table:table-cell>
          <table:table-cell table:style-name="ce10" table:formula="of:=8000/[.A69]" office:value-type="float" office:value="86.0215053763441">
            <text:p>86.0215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92">
            <text:p>92</text:p>
          </table:table-cell>
          <table:table-cell table:style-name="ce9" table:formula="of:=8000/[.A70]" office:value-type="float" office:value="86.9565217391304">
            <text:p>86.9565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1">
            <text:p>41</text:p>
          </table:table-cell>
          <table:table-cell table:style-name="ce13" office:value-type="string">
            <text:p>F</text:p>
          </table:table-cell>
          <table:table-cell table:style-name="ce9" office:value-type="float" office:value="87.3070578583">
            <text:p>87.30706</text:p>
          </table:table-cell>
          <table:table-cell table:style-name="ce19" table:formula="of:=[.F70]-[.B70]" office:value-type="float" office:value="0.350536119169561">
            <text:p>0.3505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1">
            <text:p>91</text:p>
          </table:table-cell>
          <table:table-cell table:style-name="ce10" table:formula="of:=8000/[.A71]" office:value-type="float" office:value="87.9120879120879">
            <text:p>87.91209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0">
            <text:p>90</text:p>
          </table:table-cell>
          <table:table-cell table:style-name="ce10" table:formula="of:=8000/[.A72]" office:value-type="float" office:value="88.8888888888889">
            <text:p>88.88889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9">
            <text:p>89</text:p>
          </table:table-cell>
          <table:table-cell table:style-name="ce10" table:formula="of:=8000/[.A73]" office:value-type="float" office:value="89.8876404494382">
            <text:p>89.88764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8">
            <text:p>88</text:p>
          </table:table-cell>
          <table:table-cell table:style-name="ce10" table:formula="of:=8000/[.A74]" office:value-type="float" office:value="90.9090909090909">
            <text:p>90.90909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87">
            <text:p>87</text:p>
          </table:table-cell>
          <table:table-cell table:style-name="ce9" table:formula="of:=8000/[.A75]" office:value-type="float" office:value="91.9540229885057">
            <text:p>91.9540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2">
            <text:p>42</text:p>
          </table:table-cell>
          <table:table-cell table:style-name="ce13" office:value-type="string">
            <text:p>F#</text:p>
          </table:table-cell>
          <table:table-cell table:style-name="ce9" office:value-type="float" office:value="92.4986056779">
            <text:p>92.49861</text:p>
          </table:table-cell>
          <table:table-cell table:style-name="ce19" table:formula="of:=[.F75]-[.B75]" office:value-type="float" office:value="0.544582689394261">
            <text:p>0.5445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6">
            <text:p>86</text:p>
          </table:table-cell>
          <table:table-cell table:style-name="ce10" table:formula="of:=8000/[.A76]" office:value-type="float" office:value="93.0232558139535">
            <text:p>93.0232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85">
            <text:p>85</text:p>
          </table:table-cell>
          <table:table-cell table:style-name="ce9" table:formula="of:=8000/[.A77]" office:value-type="float" office:value="94.1176470588235">
            <text:p>94.11765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4">
            <text:p>84</text:p>
          </table:table-cell>
          <table:table-cell table:style-name="ce10" table:formula="of:=8000/[.A78]" office:value-type="float" office:value="95.2380952380952">
            <text:p>95.2381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3">
            <text:p>83</text:p>
          </table:table-cell>
          <table:table-cell table:style-name="ce10" table:formula="of:=8000/[.A79]" office:value-type="float" office:value="96.3855421686747">
            <text:p>96.38554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2">
            <text:p>82</text:p>
          </table:table-cell>
          <table:table-cell table:style-name="ce10" table:formula="of:=8000/[.A80]" office:value-type="float" office:value="97.5609756097561">
            <text:p>97.56098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3">
            <text:p>43</text:p>
          </table:table-cell>
          <table:table-cell table:style-name="ce14" office:value-type="string">
            <text:p>G</text:p>
          </table:table-cell>
          <table:table-cell table:style-name="ce10" office:value-type="float" office:value="97.9988589954">
            <text:p>97.99886</text:p>
          </table:table-cell>
          <table:table-cell table:style-name="ce20" table:formula="of:=[.F80]-[.B80]" office:value-type="float" office:value="0.4378833856439">
            <text:p>0.4378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81">
            <text:p>81</text:p>
          </table:table-cell>
          <table:table-cell table:style-name="ce9" table:formula="of:=8000/[.A81]" office:value-type="float" office:value="98.7654320987654">
            <text:p>98.76543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10" table:formula="of:=8000/[.A82]" office:value-type="float" office:value="100">
            <text:p>10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79">
            <text:p>79</text:p>
          </table:table-cell>
          <table:table-cell table:style-name="ce9" table:formula="of:=8000/[.A83]" office:value-type="float" office:value="101.26582278481">
            <text:p>101.26582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8">
            <text:p>78</text:p>
          </table:table-cell>
          <table:table-cell table:style-name="ce10" table:formula="of:=8000/[.A84]" office:value-type="float" office:value="102.564102564103">
            <text:p>102.5641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77">
            <text:p>77</text:p>
          </table:table-cell>
          <table:table-cell table:style-name="ce9" table:formula="of:=8000/[.A85]" office:value-type="float" office:value="103.896103896104">
            <text:p>103.8961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4">
            <text:p>44</text:p>
          </table:table-cell>
          <table:table-cell table:style-name="ce13" office:value-type="string">
            <text:p>G#</text:p>
          </table:table-cell>
          <table:table-cell table:style-name="ce9" office:value-type="float" office:value="103.826174395">
            <text:p>103.82617</text:p>
          </table:table-cell>
          <table:table-cell table:style-name="ce19" table:formula="of:=[.F85]-[.B85]" office:value-type="float" office:value="-0.0699295011038998">
            <text:p>-0.0699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6">
            <text:p>76</text:p>
          </table:table-cell>
          <table:table-cell table:style-name="ce10" table:formula="of:=8000/[.A86]" office:value-type="float" office:value="105.263157894737">
            <text:p>105.2631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5">
            <text:p>75</text:p>
          </table:table-cell>
          <table:table-cell table:style-name="ce10" table:formula="of:=8000/[.A87]" office:value-type="float" office:value="106.666666666667">
            <text:p>106.6666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4">
            <text:p>74</text:p>
          </table:table-cell>
          <table:table-cell table:style-name="ce10" table:formula="of:=8000/[.A88]" office:value-type="float" office:value="108.108108108108">
            <text:p>108.1081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73">
            <text:p>73</text:p>
          </table:table-cell>
          <table:table-cell table:style-name="ce9" table:formula="of:=8000/[.A89]" office:value-type="float" office:value="109.58904109589">
            <text:p>109.5890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5">
            <text:p>45</text:p>
          </table:table-cell>
          <table:table-cell table:style-name="ce13" office:value-type="string">
            <text:p>A</text:p>
          </table:table-cell>
          <table:table-cell table:style-name="ce9" office:value-type="float" office:value="110">
            <text:p>110.00000</text:p>
          </table:table-cell>
          <table:table-cell table:style-name="ce19" table:formula="of:=[.F89]-[.B89]" office:value-type="float" office:value="0.410958904109592">
            <text:p>0.4109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2">
            <text:p>72</text:p>
          </table:table-cell>
          <table:table-cell table:style-name="ce10" table:formula="of:=8000/[.A90]" office:value-type="float" office:value="111.111111111111">
            <text:p>111.1111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71">
            <text:p>71</text:p>
          </table:table-cell>
          <table:table-cell table:style-name="ce9" table:formula="of:=8000/[.A91]" office:value-type="float" office:value="112.676056338028">
            <text:p>112.67606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0">
            <text:p>70</text:p>
          </table:table-cell>
          <table:table-cell table:style-name="ce10" table:formula="of:=8000/[.A92]" office:value-type="float" office:value="114.285714285714">
            <text:p>114.28571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69">
            <text:p>69</text:p>
          </table:table-cell>
          <table:table-cell table:style-name="ce9" table:formula="of:=8000/[.A93]" office:value-type="float" office:value="115.942028985507">
            <text:p>115.94203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6">
            <text:p>46</text:p>
          </table:table-cell>
          <table:table-cell table:style-name="ce13" office:value-type="string">
            <text:p>A#</text:p>
          </table:table-cell>
          <table:table-cell table:style-name="ce9" office:value-type="float" office:value="116.5409403795">
            <text:p>116.54094</text:p>
          </table:table-cell>
          <table:table-cell table:style-name="ce19" table:formula="of:=[.F93]-[.B93]" office:value-type="float" office:value="0.598911393992751">
            <text:p>0.5989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8">
            <text:p>68</text:p>
          </table:table-cell>
          <table:table-cell table:style-name="ce10" table:formula="of:=8000/[.A94]" office:value-type="float" office:value="117.647058823529">
            <text:p>117.6470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7">
            <text:p>67</text:p>
          </table:table-cell>
          <table:table-cell table:style-name="ce10" table:formula="of:=8000/[.A95]" office:value-type="float" office:value="119.402985074627">
            <text:p>119.40299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66">
            <text:p>66</text:p>
          </table:table-cell>
          <table:table-cell table:style-name="ce9" table:formula="of:=8000/[.A96]" office:value-type="float" office:value="121.212121212121">
            <text:p>121.21212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5">
            <text:p>65</text:p>
          </table:table-cell>
          <table:table-cell table:style-name="ce10" table:formula="of:=8000/[.A97]" office:value-type="float" office:value="123.076923076923">
            <text:p>123.0769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7">
            <text:p>47</text:p>
          </table:table-cell>
          <table:table-cell table:style-name="ce14" office:value-type="string">
            <text:p>B</text:p>
          </table:table-cell>
          <table:table-cell table:style-name="ce10" office:value-type="float" office:value="123.470825314">
            <text:p>123.47083</text:p>
          </table:table-cell>
          <table:table-cell table:style-name="ce20" table:formula="of:=[.F97]-[.B97]" office:value-type="float" office:value="0.393902237076915">
            <text:p>0.3939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4">
            <text:p>64</text:p>
          </table:table-cell>
          <table:table-cell table:style-name="ce10" table:formula="of:=8000/[.A98]" office:value-type="float" office:value="125">
            <text:p>125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63">
            <text:p>63</text:p>
          </table:table-cell>
          <table:table-cell table:style-name="ce9" table:formula="of:=8000/[.A99]" office:value-type="float" office:value="126.984126984127">
            <text:p>126.98413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2">
            <text:p>62</text:p>
          </table:table-cell>
          <table:table-cell table:style-name="ce10" table:formula="of:=8000/[.A100]" office:value-type="float" office:value="129.032258064516">
            <text:p>129.03226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61">
            <text:p>61</text:p>
          </table:table-cell>
          <table:table-cell table:style-name="ce9" table:formula="of:=8000/[.A101]" office:value-type="float" office:value="131.147540983607">
            <text:p>131.14754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8">
            <text:p>48</text:p>
          </table:table-cell>
          <table:table-cell table:style-name="ce13" office:value-type="string">
            <text:p>C</text:p>
          </table:table-cell>
          <table:table-cell table:style-name="ce9" office:value-type="float" office:value="130.8127826503">
            <text:p>130.81278</text:p>
          </table:table-cell>
          <table:table-cell table:style-name="ce19" table:formula="of:=[.F101]-[.B101]" office:value-type="float" office:value="-0.334758333306553">
            <text:p>-0.3347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0">
            <text:p>60</text:p>
          </table:table-cell>
          <table:table-cell table:style-name="ce10" table:formula="of:=8000/[.A102]" office:value-type="float" office:value="133.333333333333">
            <text:p>133.3333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9">
            <text:p>59</text:p>
          </table:table-cell>
          <table:table-cell table:style-name="ce9" table:formula="of:=8000/[.A103]" office:value-type="float" office:value="135.593220338983">
            <text:p>135.59322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58">
            <text:p>58</text:p>
          </table:table-cell>
          <table:table-cell table:style-name="ce10" table:formula="of:=8000/[.A104]" office:value-type="float" office:value="137.931034482759">
            <text:p>137.9310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9">
            <text:p>49</text:p>
          </table:table-cell>
          <table:table-cell table:style-name="ce14" office:value-type="string">
            <text:p>C#</text:p>
          </table:table-cell>
          <table:table-cell table:style-name="ce10" office:value-type="float" office:value="138.5913154884">
            <text:p>138.59132</text:p>
          </table:table-cell>
          <table:table-cell table:style-name="ce20" table:formula="of:=[.F104]-[.B104]" office:value-type="float" office:value="0.660281005641366">
            <text:p>0.6602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7">
            <text:p>57</text:p>
          </table:table-cell>
          <table:table-cell table:style-name="ce9" table:formula="of:=8000/[.A105]" office:value-type="float" office:value="140.350877192982">
            <text:p>140.35088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56">
            <text:p>56</text:p>
          </table:table-cell>
          <table:table-cell table:style-name="ce10" table:formula="of:=8000/[.A106]" office:value-type="float" office:value="142.857142857143">
            <text:p>142.85714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55">
            <text:p>55</text:p>
          </table:table-cell>
          <table:table-cell table:style-name="ce10" table:formula="of:=8000/[.A107]" office:value-type="float" office:value="145.454545454545">
            <text:p>145.4545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0">
            <text:p>50</text:p>
          </table:table-cell>
          <table:table-cell table:style-name="ce14" office:value-type="string">
            <text:p>D</text:p>
          </table:table-cell>
          <table:table-cell table:style-name="ce10" office:value-type="float" office:value="146.8323839587">
            <text:p>146.83238</text:p>
          </table:table-cell>
          <table:table-cell table:style-name="ce20" table:formula="of:=[.F107]-[.B107]" office:value-type="float" office:value="1.37783850415454">
            <text:p>1.3778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4">
            <text:p>54</text:p>
          </table:table-cell>
          <table:table-cell table:style-name="ce9" table:formula="of:=8000/[.A108]" office:value-type="float" office:value="148.148148148148">
            <text:p>148.14815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3">
            <text:p>53</text:p>
          </table:table-cell>
          <table:table-cell table:style-name="ce9" table:formula="of:=8000/[.A109]" office:value-type="float" office:value="150.943396226415">
            <text:p>150.94340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52">
            <text:p>52</text:p>
          </table:table-cell>
          <table:table-cell table:style-name="ce10" table:formula="of:=8000/[.A110]" office:value-type="float" office:value="153.846153846154">
            <text:p>153.84615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51">
            <text:p>51</text:p>
          </table:table-cell>
          <table:table-cell table:style-name="ce9" table:formula="of:=8000/[.A111]" office:value-type="float" office:value="156.862745098039">
            <text:p>156.8627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1">
            <text:p>51</text:p>
          </table:table-cell>
          <table:table-cell table:style-name="ce13" office:value-type="string">
            <text:p>D#</text:p>
          </table:table-cell>
          <table:table-cell table:style-name="ce9" office:value-type="float" office:value="155.563491861">
            <text:p>155.56349</text:p>
          </table:table-cell>
          <table:table-cell table:style-name="ce19" table:formula="of:=[.F111]-[.B111]" office:value-type="float" office:value="-1.29925323703924">
            <text:p>-1.2992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50">
            <text:p>50</text:p>
          </table:table-cell>
          <table:table-cell table:style-name="ce10" table:formula="of:=8000/[.A112]" office:value-type="float" office:value="160">
            <text:p>16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9" table:formula="of:=8000/[.A113]" office:value-type="float" office:value="163.265306122449">
            <text:p>163.2653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2">
            <text:p>52</text:p>
          </table:table-cell>
          <table:table-cell table:style-name="ce13" office:value-type="string">
            <text:p>E</text:p>
          </table:table-cell>
          <table:table-cell table:style-name="ce9" office:value-type="float" office:value="164.8137784564">
            <text:p>164.81378</text:p>
          </table:table-cell>
          <table:table-cell table:style-name="ce19" table:formula="of:=[.F113]-[.B113]" office:value-type="float" office:value="1.54847233395103">
            <text:p>1.5484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48">
            <text:p>48</text:p>
          </table:table-cell>
          <table:table-cell table:style-name="ce10" table:formula="of:=8000/[.A114]" office:value-type="float" office:value="166.666666666667">
            <text:p>166.6666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7">
            <text:p>47</text:p>
          </table:table-cell>
          <table:table-cell table:style-name="ce9" table:formula="of:=8000/[.A115]" office:value-type="float" office:value="170.212765957447">
            <text:p>170.21277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46">
            <text:p>46</text:p>
          </table:table-cell>
          <table:table-cell table:style-name="ce10" table:formula="of:=8000/[.A116]" office:value-type="float" office:value="173.913043478261">
            <text:p>173.91304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3">
            <text:p>53</text:p>
          </table:table-cell>
          <table:table-cell table:style-name="ce14" office:value-type="string">
            <text:p>F</text:p>
          </table:table-cell>
          <table:table-cell table:style-name="ce10" office:value-type="float" office:value="174.6141157165">
            <text:p>174.61412</text:p>
          </table:table-cell>
          <table:table-cell table:style-name="ce20" table:formula="of:=[.F116]-[.B116]" office:value-type="float" office:value="0.701072238239135">
            <text:p>0.7010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5">
            <text:p>45</text:p>
          </table:table-cell>
          <table:table-cell table:style-name="ce9" table:formula="of:=8000/[.A117]" office:value-type="float" office:value="177.777777777778">
            <text:p>177.77778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44">
            <text:p>44</text:p>
          </table:table-cell>
          <table:table-cell table:style-name="ce10" table:formula="of:=8000/[.A118]" office:value-type="float" office:value="181.818181818182">
            <text:p>181.81818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3">
            <text:p>43</text:p>
          </table:table-cell>
          <table:table-cell table:style-name="ce9" table:formula="of:=8000/[.A119]" office:value-type="float" office:value="186.046511627907">
            <text:p>186.0465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4">
            <text:p>54</text:p>
          </table:table-cell>
          <table:table-cell table:style-name="ce13" office:value-type="string">
            <text:p>F#</text:p>
          </table:table-cell>
          <table:table-cell table:style-name="ce9" office:value-type="float" office:value="184.9972113558">
            <text:p>184.99721</text:p>
          </table:table-cell>
          <table:table-cell table:style-name="ce19" table:formula="of:=[.F119]-[.B119]" office:value-type="float" office:value="-1.04930027210696">
            <text:p>-1.0493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2">
            <text:p>42</text:p>
          </table:table-cell>
          <table:table-cell table:style-name="ce9" table:formula="of:=8000/[.A120]" office:value-type="float" office:value="190.476190476191">
            <text:p>190.47619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1">
            <text:p>41</text:p>
          </table:table-cell>
          <table:table-cell table:style-name="ce9" table:formula="of:=8000/[.A121]" office:value-type="float" office:value="195.121951219512">
            <text:p>195.1219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5">
            <text:p>55</text:p>
          </table:table-cell>
          <table:table-cell table:style-name="ce13" office:value-type="string">
            <text:p>G</text:p>
          </table:table-cell>
          <table:table-cell table:style-name="ce9" office:value-type="float" office:value="195.9977179909">
            <text:p>195.99772</text:p>
          </table:table-cell>
          <table:table-cell table:style-name="ce19" table:formula="of:=[.F121]-[.B121]" office:value-type="float" office:value="0.875766771387816">
            <text:p>0.8757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40">
            <text:p>40</text:p>
          </table:table-cell>
          <table:table-cell table:style-name="ce9" table:formula="of:=8000/[.A122]" office:value-type="float" office:value="200">
            <text:p>200.00000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9">
            <text:p>39</text:p>
          </table:table-cell>
          <table:table-cell table:style-name="ce9" table:formula="of:=8000/[.A123]" office:value-type="float" office:value="205.128205128205">
            <text:p>205.12821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8">
            <text:p>38</text:p>
          </table:table-cell>
          <table:table-cell table:style-name="ce9" table:formula="of:=8000/[.A124]" office:value-type="float" office:value="210.526315789474">
            <text:p>210.5263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6">
            <text:p>56</text:p>
          </table:table-cell>
          <table:table-cell table:style-name="ce13" office:value-type="string">
            <text:p>G#</text:p>
          </table:table-cell>
          <table:table-cell table:style-name="ce9" office:value-type="float" office:value="207.65234879">
            <text:p>207.65235</text:p>
          </table:table-cell>
          <table:table-cell table:style-name="ce19" table:formula="of:=[.F124]-[.B124]" office:value-type="float" office:value="-2.87396699947368">
            <text:p>-2.8739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7">
            <text:p>37</text:p>
          </table:table-cell>
          <table:table-cell table:style-name="ce9" table:formula="of:=8000/[.A125]" office:value-type="float" office:value="216.216216216216">
            <text:p>216.21622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6">
            <text:p>36</text:p>
          </table:table-cell>
          <table:table-cell table:style-name="ce9" table:formula="of:=8000/[.A126]" office:value-type="float" office:value="222.222222222222">
            <text:p>222.2222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7">
            <text:p>57</text:p>
          </table:table-cell>
          <table:table-cell table:style-name="ce13" office:value-type="string">
            <text:p>A</text:p>
          </table:table-cell>
          <table:table-cell table:style-name="ce9" office:value-type="float" office:value="220">
            <text:p>220.00000</text:p>
          </table:table-cell>
          <table:table-cell table:style-name="ce19" table:formula="of:=[.F126]-[.B126]" office:value-type="float" office:value="-2.22222222222223">
            <text:p>-2.2222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9" table:formula="of:=8000/[.A127]" office:value-type="float" office:value="228.571428571429">
            <text:p>228.57143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9" table:formula="of:=8000/[.A128]" office:value-type="float" office:value="235.294117647059">
            <text:p>235.29412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8">
            <text:p>58</text:p>
          </table:table-cell>
          <table:table-cell table:style-name="ce13" office:value-type="string">
            <text:p>A#</text:p>
          </table:table-cell>
          <table:table-cell table:style-name="ce9" office:value-type="float" office:value="233.081880759">
            <text:p>233.08188</text:p>
          </table:table-cell>
          <table:table-cell table:style-name="ce19" table:formula="of:=[.F128]-[.B128]" office:value-type="float" office:value="-2.21223688805881">
            <text:p>-2.2122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9" table:formula="of:=8000/[.A129]" office:value-type="float" office:value="242.424242424242">
            <text:p>242.42424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2">
            <text:p>32</text:p>
          </table:table-cell>
          <table:table-cell table:style-name="ce9" table:formula="of:=8000/[.A130]" office:value-type="float" office:value="250">
            <text:p>250.000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9">
            <text:p>59</text:p>
          </table:table-cell>
          <table:table-cell table:style-name="ce13" office:value-type="string">
            <text:p>B</text:p>
          </table:table-cell>
          <table:table-cell table:style-name="ce9" office:value-type="float" office:value="246.9416506281">
            <text:p>246.94165</text:p>
          </table:table-cell>
          <table:table-cell table:style-name="ce19" table:formula="of:=[.F130]-[.B130]" office:value-type="float" office:value="-3.05834937189999">
            <text:p>-3.0583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1">
            <text:p>31</text:p>
          </table:table-cell>
          <table:table-cell table:style-name="ce9" table:formula="of:=8000/[.A131]" office:value-type="float" office:value="258.064516129032">
            <text:p>258.0645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0">
            <text:p>60</text:p>
          </table:table-cell>
          <table:table-cell table:style-name="ce13" office:value-type="string">
            <text:p>C</text:p>
          </table:table-cell>
          <table:table-cell table:style-name="ce9" office:value-type="float" office:value="261.6255653006">
            <text:p>261.62557</text:p>
          </table:table-cell>
          <table:table-cell table:style-name="ce19" table:formula="of:=[.F131]-[.B131]" office:value-type="float" office:value="3.56104917156773">
            <text:p>3.5610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30">
            <text:p>30</text:p>
          </table:table-cell>
          <table:table-cell table:style-name="ce9" table:formula="of:=8000/[.A132]" office:value-type="float" office:value="266.666666666667">
            <text:p>266.66667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9">
            <text:p>29</text:p>
          </table:table-cell>
          <table:table-cell table:style-name="ce9" table:formula="of:=8000/[.A133]" office:value-type="float" office:value="275.862068965517">
            <text:p>275.86207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1">
            <text:p>61</text:p>
          </table:table-cell>
          <table:table-cell table:style-name="ce13" office:value-type="string">
            <text:p>C#</text:p>
          </table:table-cell>
          <table:table-cell table:style-name="ce9" office:value-type="float" office:value="277.1826309769">
            <text:p>277.18263</text:p>
          </table:table-cell>
          <table:table-cell table:style-name="ce19" table:formula="of:=[.F133]-[.B133]" office:value-type="float" office:value="1.32056201138272">
            <text:p>1.3205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8">
            <text:p>28</text:p>
          </table:table-cell>
          <table:table-cell table:style-name="ce9" table:formula="of:=8000/[.A134]" office:value-type="float" office:value="285.714285714286">
            <text:p>285.71429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7">
            <text:p>27</text:p>
          </table:table-cell>
          <table:table-cell table:style-name="ce9" table:formula="of:=8000/[.A135]" office:value-type="float" office:value="296.296296296296">
            <text:p>296.2963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2">
            <text:p>62</text:p>
          </table:table-cell>
          <table:table-cell table:style-name="ce13" office:value-type="string">
            <text:p>D</text:p>
          </table:table-cell>
          <table:table-cell table:style-name="ce9" office:value-type="float" office:value="293.6647679174">
            <text:p>293.66477</text:p>
          </table:table-cell>
          <table:table-cell table:style-name="ce19" table:formula="of:=[.F135]-[.B135]" office:value-type="float" office:value="-2.63152837889629">
            <text:p>-2.6315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6">
            <text:p>26</text:p>
          </table:table-cell>
          <table:table-cell table:style-name="ce9" table:formula="of:=8000/[.A136]" office:value-type="float" office:value="307.692307692308">
            <text:p>307.6923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3">
            <text:p>63</text:p>
          </table:table-cell>
          <table:table-cell table:style-name="ce13" office:value-type="string">
            <text:p>D#</text:p>
          </table:table-cell>
          <table:table-cell table:style-name="ce9" office:value-type="float" office:value="311.1269837221">
            <text:p>311.12698</text:p>
          </table:table-cell>
          <table:table-cell table:style-name="ce19" table:formula="of:=[.F136]-[.B136]" office:value-type="float" office:value="3.43467602979234">
            <text:p>3.4346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9" table:formula="of:=8000/[.A137]" office:value-type="float" office:value="320">
            <text:p>320.00000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9" table:formula="of:=8000/[.A138]" office:value-type="float" office:value="333.333333333333">
            <text:p>333.3333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4">
            <text:p>64</text:p>
          </table:table-cell>
          <table:table-cell table:style-name="ce13" office:value-type="string">
            <text:p>E</text:p>
          </table:table-cell>
          <table:table-cell table:style-name="ce9" office:value-type="float" office:value="329.6275569129">
            <text:p>329.62756</text:p>
          </table:table-cell>
          <table:table-cell table:style-name="ce19" table:formula="of:=[.F138]-[.B138]" office:value-type="float" office:value="-3.70577642043332">
            <text:p>-3.7057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3">
            <text:p>23</text:p>
          </table:table-cell>
          <table:table-cell table:style-name="ce9" table:formula="of:=8000/[.A139]" office:value-type="float" office:value="347.826086956522">
            <text:p>347.82609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5">
            <text:p>65</text:p>
          </table:table-cell>
          <table:table-cell table:style-name="ce13" office:value-type="string">
            <text:p>F</text:p>
          </table:table-cell>
          <table:table-cell table:style-name="ce9" office:value-type="float" office:value="349.228231433">
            <text:p>349.22823</text:p>
          </table:table-cell>
          <table:table-cell table:style-name="ce19" table:formula="of:=[.F139]-[.B139]" office:value-type="float" office:value="1.40214447647827">
            <text:p>1.4021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9" table:formula="of:=8000/[.A140]" office:value-type="float" office:value="363.636363636364">
            <text:p>363.63636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6">
            <text:p>66</text:p>
          </table:table-cell>
          <table:table-cell table:style-name="ce13" office:value-type="string">
            <text:p>F#</text:p>
          </table:table-cell>
          <table:table-cell table:style-name="ce9" office:value-type="float" office:value="369.9944227116">
            <text:p>369.99442</text:p>
          </table:table-cell>
          <table:table-cell table:style-name="ce19" table:formula="of:=[.F140]-[.B140]" office:value-type="float" office:value="6.35805907523638">
            <text:p>6.3580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9" table:formula="of:=8000/[.A141]" office:value-type="float" office:value="380.952380952381">
            <text:p>380.95238</text:p>
          </table:table-cell>
          <table:table-cell table:style-name="ce5" table:number-columns-repeated="2"/>
          <table:table-cell table:style-name="ce13"/>
          <table:table-cell table:style-name="ce17"/>
          <table:table-cell table:style-name="ce19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9" table:formula="of:=8000/[.A142]" office:value-type="float" office:value="400">
            <text:p>400.0000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7">
            <text:p>67</text:p>
          </table:table-cell>
          <table:table-cell table:style-name="ce13" office:value-type="string">
            <text:p>G</text:p>
          </table:table-cell>
          <table:table-cell table:style-name="ce9" office:value-type="float" office:value="391.9954359817">
            <text:p>391.99544</text:p>
          </table:table-cell>
          <table:table-cell table:style-name="ce19" table:formula="of:=[.F142]-[.B142]" office:value-type="float" office:value="-8.00456401830002">
            <text:p>-8.0045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9" table:formula="of:=8000/[.A143]" office:value-type="float" office:value="421.052631578947">
            <text:p>421.05263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8">
            <text:p>68</text:p>
          </table:table-cell>
          <table:table-cell table:style-name="ce13" office:value-type="string">
            <text:p>G#</text:p>
          </table:table-cell>
          <table:table-cell table:style-name="ce9" office:value-type="float" office:value="415.3046975799">
            <text:p>415.30470</text:p>
          </table:table-cell>
          <table:table-cell table:style-name="ce19" table:formula="of:=[.F143]-[.B143]" office:value-type="float" office:value="-5.74793399904735">
            <text:p>-5.7479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9" table:formula="of:=8000/[.A144]" office:value-type="float" office:value="444.444444444444">
            <text:p>444.4444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69">
            <text:p>69</text:p>
          </table:table-cell>
          <table:table-cell table:style-name="ce13" office:value-type="string">
            <text:p>A</text:p>
          </table:table-cell>
          <table:table-cell table:style-name="ce9" office:value-type="float" office:value="440">
            <text:p>440.00000</text:p>
          </table:table-cell>
          <table:table-cell table:style-name="ce19" table:formula="of:=[.F144]-[.B144]" office:value-type="float" office:value="-4.44444444444446">
            <text:p>-4.4444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9" table:formula="of:=8000/[.A145]" office:value-type="float" office:value="470.588235294118">
            <text:p>470.58824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0">
            <text:p>70</text:p>
          </table:table-cell>
          <table:table-cell table:style-name="ce13" office:value-type="string">
            <text:p>A#</text:p>
          </table:table-cell>
          <table:table-cell table:style-name="ce9" office:value-type="float" office:value="466.1637615181">
            <text:p>466.16376</text:p>
          </table:table-cell>
          <table:table-cell table:style-name="ce19" table:formula="of:=[.F145]-[.B145]" office:value-type="float" office:value="-4.42447377601764">
            <text:p>-4.4244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9" table:formula="of:=8000/[.A146]" office:value-type="float" office:value="500">
            <text:p>500.00000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1">
            <text:p>71</text:p>
          </table:table-cell>
          <table:table-cell table:style-name="ce13" office:value-type="string">
            <text:p>B</text:p>
          </table:table-cell>
          <table:table-cell table:style-name="ce9" office:value-type="float" office:value="493.8833012561">
            <text:p>493.88330</text:p>
          </table:table-cell>
          <table:table-cell table:style-name="ce19" table:formula="of:=[.F146]-[.B146]" office:value-type="float" office:value="-6.11669874389997">
            <text:p>-6.1167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10" table:formula="of:=8000/[.A147]" office:value-type="float" office:value="533.333333333333">
            <text:p>533.3333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4">
            <text:p>14</text:p>
          </table:table-cell>
          <table:table-cell table:style-name="ce10" table:formula="of:=8000/[.A148]" office:value-type="float" office:value="571.428571428571">
            <text:p>571.4285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3">
            <text:p>13</text:p>
          </table:table-cell>
          <table:table-cell table:style-name="ce10" table:formula="of:=8000/[.A149]" office:value-type="float" office:value="615.384615384615">
            <text:p>615.38462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2">
            <text:p>12</text:p>
          </table:table-cell>
          <table:table-cell table:style-name="ce10" table:formula="of:=8000/[.A150]" office:value-type="float" office:value="666.666666666667">
            <text:p>666.6666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10" table:formula="of:=8000/[.A151]" office:value-type="float" office:value="727.272727272727">
            <text:p>727.2727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10" table:formula="of:=8000/[.A152]" office:value-type="float" office:value="800">
            <text:p>80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10" table:formula="of:=8000/[.A153]" office:value-type="float" office:value="888.888888888889">
            <text:p>888.88889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10" table:formula="of:=8000/[.A154]" office:value-type="float" office:value="1000">
            <text:p>100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10" table:formula="of:=8000/[.A155]" office:value-type="float" office:value="1142.85714285714">
            <text:p>1142.85714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10" table:formula="of:=8000/[.A156]" office:value-type="float" office:value="1333.33333333333">
            <text:p>1333.33333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10" table:formula="of:=8000/[.A157]" office:value-type="float" office:value="1600">
            <text:p>160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10" table:formula="of:=8000/[.A158]" office:value-type="float" office:value="2666.66666666667">
            <text:p>2666.6666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10" table:formula="of:=8000/[.A159]" office:value-type="float" office:value="2666.66666666667">
            <text:p>2666.66667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10" table:formula="of:=8000/[.A160]" office:value-type="float" office:value="4000">
            <text:p>400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0" table:formula="of:=8000/[.A161]" office:value-type="float" office:value="8000">
            <text:p>8000.00000</text:p>
          </table:table-cell>
          <table:table-cell table:style-name="ce6" table:number-columns-repeated="2"/>
          <table:table-cell table:style-name="ce14"/>
          <table:table-cell table:style-name="ce16"/>
          <table:table-cell table:style-name="ce20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7"/>
          <table:table-cell table:number-columns-repeated="4"/>
          <table:table-cell table:style-name="ce21"/>
          <table:table-cell table:style-name="ce23"/>
          <table:table-cell table:number-columns-repeated="1014"/>
        </table:table-row>
        <table:table-row table:style-name="ro1" table:number-rows-repeated="104841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5" table:style-name="ta1" table:print="false">
        <table:table-column table:style-name="co11" table:number-columns-repeated="18" table:default-cell-style-name="Default"/>
        <table:table-row table:style-name="ro1">
          <table:table-cell table:number-columns-repeated="18"/>
        </table:table-row>
      </table:table>
      <table:database-ranges>
        <table:database-range table:target-range-address="'MIDI Notes'.B17:'MIDI Notes'.B3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P0" style:volatile="true">
      <number:number number:decimal-places="0" number:min-integer-digits="1"/>
    </number:number-style>
    <number:number-style style:name="N108">
      <style:text-properties fo:color="#ff0000"/>
      <number:text>-</number:text>
      <number:number number:decimal-places="0" number:min-integer-digits="1"/>
      <style:map style:condition="value()&gt;=0" style:apply-style-name="N108P0"/>
    </number:number-style>
    <number:number-style style:name="N109">
      <number:number number:decimal-places="3" number:min-integer-digits="1"/>
    </number:number-style>
    <number:number-style style:name="N110P0" style:volatile="true">
      <number:number number:decimal-places="2" number:min-integer-digits="1"/>
    </number:number-style>
    <number:number-style style:name="N110">
      <style:text-properties fo:color="#ff0000"/>
      <number:text>-</number:text>
      <number:number number:decimal-places="2" number:min-integer-digits="1"/>
      <style:map style:condition="value()&gt;=0" style:apply-style-name="N110P0"/>
    </number:number-style>
    <number:number-style style:name="N111P0" style:volatile="true">
      <number:number number:decimal-places="3" number:min-integer-digits="1"/>
    </number:number-style>
    <number:number-style style:name="N111">
      <style:text-properties fo:color="#ff0000"/>
      <number:text>-</number:text>
      <number:number number:decimal-places="3" number:min-integer-digits="1"/>
      <style:map style:condition="value()&gt;=0" style:apply-style-name="N111P0"/>
    </number:number-style>
    <number:number-style style:name="N112">
      <number:number number:decimal-places="4" number:min-integer-digits="1"/>
    </number:number-style>
    <number:number-style style:name="N113P0" style:volatile="true">
      <number:number number:decimal-places="4" number:min-integer-digits="1"/>
    </number:number-style>
    <number:number-style style:name="N113">
      <style:text-properties fo:color="#ff0000"/>
      <number:text>-</number:text>
      <number:number number:decimal-places="4" number:min-integer-digits="1"/>
      <style:map style:condition="value()&gt;=0" style:apply-style-name="N113P0"/>
    </number:number-style>
    <number:number-style style:name="N114">
      <number:number number:decimal-places="5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7" number:min-integer-digits="1"/>
    </number:number-style>
    <number:number-style style:name="N117P0" style:volatile="true">
      <number:number number:decimal-places="5" number:min-integer-digits="1"/>
    </number:number-style>
    <number:number-style style:name="N117">
      <style:text-properties fo:color="#ff0000"/>
      <number:text>-</number:text>
      <number:number number:decimal-places="5" number:min-integer-digits="1"/>
      <style:map style:condition="value()&gt;=0" style:apply-style-name="N117P0"/>
    </number:number-style>
    <number:number-style style:name="N118P0" style:volatile="true">
      <number:number number:decimal-places="6" number:min-integer-digits="1"/>
    </number:number-style>
    <number:number-style style:name="N118">
      <style:text-properties fo:color="#ff0000"/>
      <number:text>-</number:text>
      <number:number number:decimal-places="6" number:min-integer-digits="1"/>
      <style:map style:condition="value()&gt;=0" style:apply-style-name="N118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3/06/2016</text:date>, <text:time>00:5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4:31:13</meta:creation-date>
    <dc:date>2016-06-03T00:56:16</dc:date>
    <meta:editing-duration>P1DT21H14M36S</meta:editing-duration>
    <meta:editing-cycles>53</meta:editing-cycles>
    <meta:generator>OpenOffice/4.1.2$Unix OpenOffice.org_project/412m3$Build-9782</meta:generator>
    <meta:document-statistic meta:table-count="5" meta:cell-count="76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 draw:fill-gradient-name="Yellow_5f_5f_5f_5f_5f_5f_5f_5f_5f_5f_5f_5f_5f_5f_5f_5f_5f_5f_5f_5f_5f_5f_5f_5f_5f_5f_5f_5f_5f_5f_5f_20_5f_5f_5f_5f_5f_5f_5f_5f_5f_5f_5f_5f_5f_5f_5f_5f_5f_5f_5f_5f_5f_5f_5f_5f_5f_5f_5f_5f_5f_5f_5f_Gradient_5f_5f_5f_5f_5f_5f_5f_5f_5f_5f_5f_5f_5f_5f_5f_5f_5f_5f_5f_5f_5f_5f_5f_5f_5f_5f_5f_5f_5f_5f_5f_20_5f_5f_5f_5f_5f_5f_5f_5f_5f_5f_5f_5f_5f_5f_5f_5f_5f_5f_5f_5f_5f_5f_5f_5f_5f_5f_5f_5f_5f_5f_5f_1" draw:fill-hatch-name="Black_5f_5f_5f_5f_5f_5f_5f_5f_5f_5f_5f_5f_5f_5f_5f_5f_5f_5f_5f_5f_5f_5f_5f_5f_5f_5f_5f_5f_5f_5f_5f_20_5f_5f_5f_5f_5f_5f_5f_5f_5f_5f_5f_5f_5f_5f_5f_5f_5f_5f_5f_5f_5f_5f_5f_5f_5f_5f_5f_5f_5f_5f_5f_45_5f_5f_5f_5f_5f_5f_5f_5f_5f_5f_5f_5f_5f_5f_5f_5f_5f_5f_5f_5f_5f_5f_5f_5f_5f_5f_5f_5f_5f_5f_5f_20_5f_5f_5f_5f_5f_5f_5f_5f_5f_5f_5f_5f_5f_5f_5f_5f_5f_5f_5f_5f_5f_5f_5f_5f_5f_5f_5f_5f_5f_5f_5f_Degrees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717cm" svg:height="9.158cm" xlink:href=".." xlink:type="simple" chart:class="chart:bar" chart:style-name="ch1">
        <chart:title svg:x="8.501cm" svg:y="0.318cm" chart:style-name="ch2">
          <text:p>Old CHIRP Table</text:p>
        </chart:title>
        <chart:plot-area chart:style-name="ch3" table:cell-range-address="'CHIRP Table'.A2:'CHIRP Table'.A42" svg:x="1.421cm" svg:y="1.648cm" svg:width="18.468cm" svg:height="6.35cm">
          <chartooo:coordinate-region svg:x="2.381cm" svg:y="1.843cm" svg:width="17.508cm" svg:height="5.96cm"/>
          <chart:axis chart:dimension="x" chart:name="primary-x" chart:style-name="ch4">
            <chart:title svg:x="10.209cm" svg:y="8.181cm" chart:style-name="ch5">
              <text:p>Index</text:p>
            </chart:title>
          </chart:axis>
          <chart:axis chart:dimension="y" chart:name="primary-y" chart:style-name="ch6">
            <chart:title svg:x="0.451cm" svg:y="5.258cm" chart:style-name="ch7">
              <text:p>Level</text:p>
            </chart:title>
            <chart:grid chart:style-name="ch8" chart:class="major"/>
          </chart:axis>
          <chart:series chart:style-name="ch9" chart:values-cell-range-address="'CHIRP Table'.A2:'CHIRP Table'.A42" chart:class="chart:bar"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HIRP Table'.A2:'CHIRP Table'.A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51cm" svg:height="9.044cm" xlink:href=".." xlink:type="simple" chart:class="chart:bar" chart:style-name="ch1">
        <chart:title svg:x="4.088cm" svg:y="0.315cm" chart:style-name="ch2">
          <text:p>synthPeriod Table</text:p>
        </chart:title>
        <chart:plot-area chart:style-name="ch3" table:cell-range-address="'synthPeriod Table'.A2:'synthPeriod Table'.A65" svg:x="1.248cm" svg:y="1.636cm" svg:width="10.321cm" svg:height="6.251cm">
          <chartooo:coordinate-region svg:x="2.094cm" svg:y="1.832cm" svg:width="9.475cm" svg:height="5.026cm"/>
          <chart:axis chart:dimension="x" chart:name="primary-x" chart:style-name="ch4">
            <chart:title svg:x="5.962cm" svg:y="8.067cm" chart:style-name="ch5">
              <text:p>Index</text:p>
            </chart:title>
          </chart:axis>
          <chart:axis chart:dimension="y" chart:name="primary-y" chart:style-name="ch6">
            <chart:title svg:x="0.451cm" svg:y="5.196cm" chart:style-name="ch7">
              <text:p>Level</text:p>
            </chart:title>
            <chart:grid chart:style-name="ch8" chart:class="major"/>
          </chart:axis>
          <chart:series chart:style-name="ch9" chart:values-cell-range-address="'synthPeriod Table'.A2:'synthPeriod Table'.A65" chart:class="chart:bar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ynthPeriod Table'.A2:'synthPeriod Table'.A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0">
                <text:p>1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79cm" svg:height="8.979cm" xlink:href=".." xlink:type="simple" chart:class="chart:bar" chart:style-name="ch1">
        <chart:title svg:x="3.467cm" svg:y="0.314cm" chart:style-name="ch2">
          <text:p>tmsEnergy Table</text:p>
        </chart:title>
        <chart:plot-area chart:style-name="ch3" table:cell-range-address="'tmsEnergy Table'.A1:'tmsEnergy Table'.A16" svg:x="1.218cm" svg:y="1.632cm" svg:width="8.939cm" svg:height="6.191cm">
          <chartooo:coordinate-region svg:x="2.064cm" svg:y="1.827cm" svg:width="8.093cm" svg:height="5.357cm"/>
          <chart:axis chart:dimension="x" chart:name="primary-x" chart:style-name="ch4">
            <chart:title svg:x="5.241cm" svg:y="8.002cm" chart:style-name="ch5">
              <text:p>Index</text:p>
            </chart:title>
          </chart:axis>
          <chart:axis chart:dimension="y" chart:name="primary-y" chart:style-name="ch6">
            <chart:title svg:x="0.451cm" svg:y="5.162cm" chart:style-name="ch7">
              <text:p>Level</text:p>
            </chart:title>
            <chart:grid chart:style-name="ch8" chart:class="major"/>
          </chart:axis>
          <chart:series chart:style-name="ch9" chart:values-cell-range-address="'tmsEnergy Table'.A1:'tmsEnergy Table'.A16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msEnergy Table'.A1:'tmsEnergy Table'.A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4">
      <number:number number:decimal-places="5" number:min-integer-digits="1"/>
    </number:number-style>
    <style:style style:name="ch1" style:family="chart">
      <style:graphic-properties draw:stroke="none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4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4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07cm" svg:height="15.382cm" xlink:href=".." xlink:type="simple" chart:class="chart:bar" chart:style-name="ch1">
        <chart:title svg:x="7.187cm" svg:y="0.442cm" chart:style-name="ch2">
          <text:p>8000Hz Cycles / MIDI Notes</text:p>
        </chart:title>
        <chart:legend chart:legend-position="end" svg:x="17.973cm" svg:y="7.151cm" style:legend-expansion="high" chart:style-name="ch3"/>
        <chart:plot-area chart:style-name="ch4" table:cell-range-address="'MIDI Notes'.B1:'MIDI Notes'.B146 'MIDI Notes'.F1:'MIDI Notes'.F146" chart:data-source-has-labels="row" svg:x="0.856cm" svg:y="2.144cm" svg:width="16.305cm" svg:height="12.511cm">
          <chartooo:coordinate-region svg:x="2.777cm" svg:y="2.339cm" svg:width="14.134cm" svg:height="11.28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MIDI Notes'.B2:'MIDI Notes'.B146" chart:label-cell-address="'MIDI Notes'.B1:'MIDI Notes'.B1" chart:class="chart:bar">
            <chart:data-point chart:repeated="145"/>
          </chart:series>
          <chart:series chart:style-name="ch9" chart:values-cell-range-address="'MIDI Notes'.F2:'MIDI Notes'.F146" chart:label-cell-address="'MIDI Notes'.F1:'MIDI Notes'.F1" chart:class="chart:ba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z</text:p>
                <draw:g>
                  <svg:desc>'MIDI Notes'.B1:'MIDI Notes'.B1</svg:desc>
                </draw:g>
              </table:table-cell>
              <table:table-cell office:value-type="string">
                <text:p>Note Freq</text:p>
                <draw:g>
                  <svg:desc>'MIDI Notes'.F1:'MIDI Notes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'MIDI Notes'.B2:'MIDI Notes'.B146</svg:desc>
                </draw:g>
              </table:table-cell>
              <table:table-cell office:value-type="float" office:value="NaN">
                <text:p>NaN</text:p>
                <draw:g>
                  <svg:desc>'MIDI Notes'.F2:'MIDI Notes'.F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.314465408805">
                <text:p>50.314465408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6329113924051">
                <text:p>50.6329113924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9554140127389">
                <text:p>50.9554140127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2820512820513">
                <text:p>51.2820512820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6129032258065">
                <text:p>51.6129032258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948051948052">
                <text:p>51.948051948052</text:p>
              </table:table-cell>
              <table:table-cell office:value-type="float" office:value="51.9130871975">
                <text:p>51.91308719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2875816993464">
                <text:p>52.2875816993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6315789473684">
                <text:p>52.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.9801324503311">
                <text:p>52.9801324503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6912751677852">
                <text:p>53.6912751677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0540540540541">
                <text:p>54.0540540540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421768707483">
                <text:p>54.421768707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7945205479452">
                <text:p>54.79452054794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.1724137931034">
                <text:p>55.172413793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5.944055944056">
                <text:p>55.944055944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.3380281690141">
                <text:p>56.3380281690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.7375886524823">
                <text:p>56.7375886524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.1428571428571">
                <text:p>57.1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7.5539568345324">
                <text:p>57.5539568345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7.9710144927536">
                <text:p>57.971014492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3941605839416">
                <text:p>58.3941605839416</text:p>
              </table:table-cell>
              <table:table-cell office:value-type="float" office:value="58.2704701898">
                <text:p>58.27047018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8.8235294117647">
                <text:p>58.8235294117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2592592592593">
                <text:p>59.259259259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7014925373134">
                <text:p>59.7014925373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.1503759398496">
                <text:p>60.1503759398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.6060606060606">
                <text:p>60.6060606060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.0687022900763">
                <text:p>61.0687022900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.5384615384615">
                <text:p>61.5384615384615</text:p>
              </table:table-cell>
              <table:table-cell office:value-type="float" office:value="61.735412657">
                <text:p>61.7354126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.015503875969">
                <text:p>62.015503875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.5">
                <text:p>62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.992125984252">
                <text:p>62.992125984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3.4920634920635">
                <text:p>63.492063492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.5161290322581">
                <text:p>64.516129032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.0406504065041">
                <text:p>65.0406504065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.5737704918033">
                <text:p>65.5737704918033</text:p>
              </table:table-cell>
              <table:table-cell office:value-type="float" office:value="65.4063913251">
                <text:p>65.40639132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.1157024793388">
                <text:p>66.1157024793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7.2268907563025">
                <text:p>67.2268907563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.7966101694915">
                <text:p>67.7966101694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.3760683760684">
                <text:p>68.3760683760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.9655172413793">
                <text:p>68.9655172413793</text:p>
              </table:table-cell>
              <table:table-cell office:value-type="float" office:value="69.2956577442">
                <text:p>69.29565774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.5652173913043">
                <text:p>69.5652173913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.1754385964912">
                <text:p>70.1754385964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.7964601769911">
                <text:p>70.7964601769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.4285714285714">
                <text:p>71.4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0720720720721">
                <text:p>72.0720720720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2.7272727272727">
                <text:p>72.7272727272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3.394495412844">
                <text:p>73.394495412844</text:p>
              </table:table-cell>
              <table:table-cell office:value-type="float" office:value="73.4161919794">
                <text:p>73.41619197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.0740740740741">
                <text:p>74.07407407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.7663551401869">
                <text:p>74.7663551401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.4716981132076">
                <text:p>75.4716981132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.1904761904762">
                <text:p>76.1904761904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6.9230769230769">
                <text:p>76.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.6699029126214">
                <text:p>77.6699029126214</text:p>
              </table:table-cell>
              <table:table-cell office:value-type="float" office:value="77.7817459305">
                <text:p>77.78174593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.4313725490196">
                <text:p>78.4313725490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.2079207920792">
                <text:p>79.2079207920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.8080808080808">
                <text:p>80.8080808080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1.6326530612245">
                <text:p>81.6326530612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.4742268041237">
                <text:p>82.4742268041237</text:p>
              </table:table-cell>
              <table:table-cell office:value-type="float" office:value="82.4068892282">
                <text:p>82.40688922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4.2105263157895">
                <text:p>84.2105263157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5.1063829787234">
                <text:p>85.1063829787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6.0215053763441">
                <text:p>86.0215053763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6.9565217391304">
                <text:p>86.9565217391304</text:p>
              </table:table-cell>
              <table:table-cell office:value-type="float" office:value="87.3070578583">
                <text:p>87.30705785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7.9120879120879">
                <text:p>87.9120879120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9.8876404494382">
                <text:p>89.8876404494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.9090909090909">
                <text:p>90.9090909090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1.9540229885057">
                <text:p>91.9540229885057</text:p>
              </table:table-cell>
              <table:table-cell office:value-type="float" office:value="92.4986056779">
                <text:p>92.49860567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.0232558139535">
                <text:p>93.0232558139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.1176470588235">
                <text:p>94.1176470588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.2380952380952">
                <text:p>95.2380952380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6.3855421686747">
                <text:p>96.3855421686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.5609756097561">
                <text:p>97.5609756097561</text:p>
              </table:table-cell>
              <table:table-cell office:value-type="float" office:value="97.9988589954">
                <text:p>97.99885899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8.7654320987654">
                <text:p>98.7654320987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.26582278481">
                <text:p>101.26582278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.564102564103">
                <text:p>102.564102564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3.896103896104">
                <text:p>103.896103896104</text:p>
              </table:table-cell>
              <table:table-cell office:value-type="float" office:value="103.826174395">
                <text:p>103.826174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5.263157894737">
                <text:p>105.263157894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6.666666666667">
                <text:p>10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.108108108108">
                <text:p>108.108108108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9.58904109589">
                <text:p>109.5890410958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1.111111111111">
                <text:p>111.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2.676056338028">
                <text:p>112.676056338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4.285714285714">
                <text:p>114.285714285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5.942028985507">
                <text:p>115.942028985507</text:p>
              </table:table-cell>
              <table:table-cell office:value-type="float" office:value="116.5409403795">
                <text:p>116.54094037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.647058823529">
                <text:p>117.647058823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9.402985074627">
                <text:p>119.402985074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1.212121212121">
                <text:p>121.212121212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3.076923076923">
                <text:p>123.076923076923</text:p>
              </table:table-cell>
              <table:table-cell office:value-type="float" office:value="123.470825314">
                <text:p>123.4708253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6.984126984127">
                <text:p>126.984126984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9.032258064516">
                <text:p>129.032258064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1.147540983607">
                <text:p>131.147540983607</text:p>
              </table:table-cell>
              <table:table-cell office:value-type="float" office:value="130.8127826503">
                <text:p>130.81278265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5.593220338983">
                <text:p>135.593220338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7.931034482759">
                <text:p>137.931034482759</text:p>
              </table:table-cell>
              <table:table-cell office:value-type="float" office:value="138.5913154884">
                <text:p>138.59131548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0.350877192982">
                <text:p>140.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2.857142857143">
                <text:p>142.85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5.454545454545">
                <text:p>145.454545454545</text:p>
              </table:table-cell>
              <table:table-cell office:value-type="float" office:value="146.8323839587">
                <text:p>146.83238395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8.148148148148">
                <text:p>148.1481481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0.943396226415">
                <text:p>150.943396226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3.846153846154">
                <text:p>153.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6.862745098039">
                <text:p>156.862745098039</text:p>
              </table:table-cell>
              <table:table-cell office:value-type="float" office:value="155.563491861">
                <text:p>155.5634918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3.265306122449">
                <text:p>163.265306122449</text:p>
              </table:table-cell>
              <table:table-cell office:value-type="float" office:value="164.8137784564">
                <text:p>164.81377845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6.666666666667">
                <text:p>16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0.212765957447">
                <text:p>170.212765957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3.913043478261">
                <text:p>173.913043478261</text:p>
              </table:table-cell>
              <table:table-cell office:value-type="float" office:value="174.6141157165">
                <text:p>174.61411571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7.777777777778">
                <text:p>177.7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1.818181818182">
                <text:p>181.818181818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6.046511627907">
                <text:p>186.046511627907</text:p>
              </table:table-cell>
              <table:table-cell office:value-type="float" office:value="184.9972113558">
                <text:p>184.99721135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0.476190476191">
                <text:p>190.476190476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5.121951219512">
                <text:p>195.121951219512</text:p>
              </table:table-cell>
              <table:table-cell office:value-type="float" office:value="195.9977179909">
                <text:p>195.99771799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5.128205128205">
                <text:p>205.128205128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0.526315789474">
                <text:p>210.526315789474</text:p>
              </table:table-cell>
              <table:table-cell office:value-type="float" office:value="207.65234879">
                <text:p>207.652348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6.216216216216">
                <text:p>216.216216216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2.222222222222">
                <text:p>222.22222222222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8.571428571429">
                <text:p>228.57142857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35.294117647059">
                <text:p>235.294117647059</text:p>
              </table:table-cell>
              <table:table-cell office:value-type="float" office:value="233.081880759">
                <text:p>233.0818807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42.424242424242">
                <text:p>242.424242424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0">
                <text:p>250</text:p>
              </table:table-cell>
              <table:table-cell office:value-type="float" office:value="246.9416506281">
                <text:p>246.94165062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8.064516129032">
                <text:p>258.064516129032</text:p>
              </table:table-cell>
              <table:table-cell office:value-type="float" office:value="261.6255653006">
                <text:p>261.62556530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75.862068965517">
                <text:p>275.862068965517</text:p>
              </table:table-cell>
              <table:table-cell office:value-type="float" office:value="277.1826309769">
                <text:p>277.18263097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5.714285714286">
                <text:p>285.714285714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6.296296296296">
                <text:p>296.296296296296</text:p>
              </table:table-cell>
              <table:table-cell office:value-type="float" office:value="293.6647679174">
                <text:p>293.66476791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7.692307692308">
                <text:p>307.692307692308</text:p>
              </table:table-cell>
              <table:table-cell office:value-type="float" office:value="311.1269837221">
                <text:p>311.1269837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20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329.6275569129">
                <text:p>329.62755691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7.826086956522">
                <text:p>347.826086956522</text:p>
              </table:table-cell>
              <table:table-cell office:value-type="float" office:value="349.228231433">
                <text:p>349.2282314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3.636363636364">
                <text:p>363.636363636364</text:p>
              </table:table-cell>
              <table:table-cell office:value-type="float" office:value="369.9944227116">
                <text:p>369.99442271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0.952380952381">
                <text:p>380.952380952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0">
                <text:p>400</text:p>
              </table:table-cell>
              <table:table-cell office:value-type="float" office:value="391.9954359817">
                <text:p>391.99543598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1.052631578947">
                <text:p>421.052631578947</text:p>
              </table:table-cell>
              <table:table-cell office:value-type="float" office:value="415.3046975799">
                <text:p>415.30469757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44.444444444444">
                <text:p>444.44444444444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70.588235294118">
                <text:p>470.588235294118</text:p>
              </table:table-cell>
              <table:table-cell office:value-type="float" office:value="466.1637615181">
                <text:p>466.163761518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0">
                <text:p>500</text:p>
              </table:table-cell>
              <table:table-cell office:value-type="float" office:value="493.8833012561">
                <text:p>493.88330125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eeeee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06cm" svg:height="9.01cm" xlink:href=".." xlink:type="simple" chart:class="chart:bar" chart:style-name="ch1">
        <chart:title svg:x="8.343cm" svg:y="0.315cm" chart:style-name="ch2">
          <text:p>New CHIRP Table</text:p>
        </chart:title>
        <chart:plot-area chart:style-name="ch3" table:cell-range-address="'CHIRP Table'.B2:'CHIRP Table'.B42" svg:x="0.862cm" svg:y="1.636cm" svg:width="18.92cm" svg:height="6.774cm">
          <chartooo:coordinate-region svg:x="1.708cm" svg:y="1.831cm" svg:width="18.074cm" svg:height="5.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HIRP Table'.B2:'CHIRP Table'.B42" chart:class="chart:bar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HIRP Table'.B2:'CHIRP Table'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